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1D0000028F64226E72DC64FB1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 svg:font-family="Montserra"/>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771in" fo:margin-left="0.0208in" fo:margin-top="0in" fo:margin-bottom="0in" table:align="left"/>
    </style:style>
    <style:style style:name="Table2.A" style:family="table-column">
      <style:table-column-properties style:column-width="1.8951in"/>
    </style:style>
    <style:style style:name="Table2.B" style:family="table-column">
      <style:table-column-properties style:column-width="1.7708in"/>
    </style:style>
    <style:style style:name="Table2.C" style:family="table-column">
      <style:table-column-properties style:column-width="1.6771in"/>
    </style:style>
    <style:style style:name="Table2.D" style:family="table-column">
      <style:table-column-properties style:column-width="2.0625in"/>
    </style:style>
    <style:style style:name="Table2.E" style:family="table-column">
      <style:table-column-properties style:column-width="2.2715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left="1pt solid #000000" fo:border-right="1pt solid #000000" fo:border-top="none" fo:border-bottom="1pt solid #000000"/>
    </style:style>
    <style:style style:name="Table2.B3" style:family="table-cell">
      <style:table-cell-properties style:vertical-align="" fo:padding="0.0694in" fo:border-left="1pt solid #000000" fo:border-right="1pt solid #000000" fo:border-top="none" fo:border-bottom="1pt solid #000000"/>
    </style:style>
    <style:style style:name="Table2.C3" style:family="table-cell">
      <style:table-cell-properties style:vertical-align="" fo:padding="0.0694in" fo:border-left="1pt solid #000000" fo:border-right="1pt solid #000000" fo:border-top="none" fo:border-bottom="1pt solid #000000"/>
    </style:style>
    <style:style style:name="Table2.D3" style:family="table-cell">
      <style:table-cell-properties style:vertical-align="" fo:padding="0.0694in" fo:border-left="1pt solid #000000" fo:border-right="1pt solid #000000" fo:border-top="none" fo:border-bottom="1pt solid #000000"/>
    </style:style>
    <style:style style:name="Table2.E3" style:family="table-cell">
      <style:table-cell-properties style:vertical-align="" fo:padding="0.0694in" fo:border-left="1pt solid #000000" fo:border-right="1pt solid #000000" fo:border-top="none" fo:border-bottom="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E5" style:family="table-cell">
      <style:table-cell-properties style:vertical-align="" fo:padding="0.0694in" fo:border="1pt solid #000000"/>
    </style:style>
    <style:style style:name="Table2.A6" style:family="table-cell">
      <style:table-cell-properties style:vertical-align="" fo:padding="0.0694in" fo:border-left="1pt solid #000000" fo:border-right="1pt solid #000000" fo:border-top="none" fo:border-bottom="1pt solid #000000"/>
    </style:style>
    <style:style style:name="Table2.B6" style:family="table-cell">
      <style:table-cell-properties style:vertical-align="" fo:padding="0.0694in" fo:border-left="1pt solid #000000" fo:border-right="1pt solid #000000" fo:border-top="none" fo:border-bottom="1pt solid #000000"/>
    </style:style>
    <style:style style:name="Table2.C6" style:family="table-cell">
      <style:table-cell-properties style:vertical-align="" fo:padding="0.0694in" fo:border-left="1pt solid #000000" fo:border-right="1pt solid #000000" fo:border-top="none" fo:border-bottom="1pt solid #000000"/>
    </style:style>
    <style:style style:name="Table2.D6" style:family="table-cell">
      <style:table-cell-properties style:vertical-align="" fo:padding="0.0694in" fo:border-left="1pt solid #000000" fo:border-right="1pt solid #000000" fo:border-top="none" fo:border-bottom="1pt solid #000000"/>
    </style:style>
    <style:style style:name="Table2.E6" style:family="table-cell">
      <style:table-cell-properties style:vertical-align="" fo:padding="0.0694in" fo:border-left="1pt solid #000000" fo:border-right="1pt solid #000000" fo:border-top="none" fo:border-bottom="1pt solid #000000"/>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Table2.A12" style:family="table-cell">
      <style:table-cell-properties style:vertical-align="" fo:padding="0.0694in" fo:border-left="1pt solid #000000" fo:border-right="1pt solid #000000" fo:border-top="none" fo:border-bottom="1pt solid #000000"/>
    </style:style>
    <style:style style:name="Table2.B12" style:family="table-cell">
      <style:table-cell-properties style:vertical-align="" fo:padding="0.0694in" fo:border-left="1pt solid #000000" fo:border-right="1pt solid #000000" fo:border-top="none" fo:border-bottom="1pt solid #000000"/>
    </style:style>
    <style:style style:name="Table2.C12" style:family="table-cell">
      <style:table-cell-properties style:vertical-align="" fo:padding="0.0694in" fo:border-left="1pt solid #000000" fo:border-right="1pt solid #000000" fo:border-top="none" fo:border-bottom="1pt solid #000000"/>
    </style:style>
    <style:style style:name="Table2.D12" style:family="table-cell">
      <style:table-cell-properties style:vertical-align="" fo:padding="0.0694in" fo:border-left="1pt solid #000000" fo:border-right="1pt solid #000000" fo:border-top="none" fo:border-bottom="1pt solid #000000"/>
    </style:style>
    <style:style style:name="Table2.E12" style:family="table-cell">
      <style:table-cell-properties style:vertical-align="" fo:padding="0.0694in" fo:border-left="1pt solid #000000" fo:border-right="1pt solid #000000" fo:border-top="none" fo:border-bottom="1pt solid #000000"/>
    </style:style>
    <style:style style:name="Table2.A13" style:family="table-cell">
      <style:table-cell-properties style:vertical-align="" fo:padding="0.0694in" fo:border-left="1pt solid #000000" fo:border-right="1pt solid #000000" fo:border-top="none" fo:border-bottom="1pt solid #000000"/>
    </style:style>
    <style:style style:name="Table2.B13" style:family="table-cell">
      <style:table-cell-properties style:vertical-align="" fo:padding="0.0694in" fo:border-left="1pt solid #000000" fo:border-right="1pt solid #000000" fo:border-top="none" fo:border-bottom="1pt solid #000000"/>
    </style:style>
    <style:style style:name="Table2.C13" style:family="table-cell">
      <style:table-cell-properties style:vertical-align="" fo:padding="0.0694in" fo:border-left="1pt solid #000000" fo:border-right="1pt solid #000000" fo:border-top="none" fo:border-bottom="1pt solid #000000"/>
    </style:style>
    <style:style style:name="Table2.D13" style:family="table-cell">
      <style:table-cell-properties style:vertical-align="" fo:padding="0.0694in" fo:border-left="1pt solid #000000" fo:border-right="1pt solid #000000" fo:border-top="none" fo:border-bottom="1pt solid #000000"/>
    </style:style>
    <style:style style:name="Table2.E13" style:family="table-cell">
      <style:table-cell-properties style:vertical-align="" fo:padding="0.0694in" fo:border-left="1pt solid #000000" fo:border-right="1pt solid #000000" fo:border-top="none" fo:border-bottom="1pt solid #000000"/>
    </style:style>
    <style:style style:name="Table2.A14" style:family="table-cell">
      <style:table-cell-properties style:vertical-align="" fo:padding="0.0694in" fo:border-left="1pt solid #000000" fo:border-right="1pt solid #000000" fo:border-top="none" fo:border-bottom="1pt solid #000000"/>
    </style:style>
    <style:style style:name="Table2.B14" style:family="table-cell">
      <style:table-cell-properties style:vertical-align="" fo:padding="0.0694in" fo:border-left="1pt solid #000000" fo:border-right="1pt solid #000000" fo:border-top="none" fo:border-bottom="1pt solid #000000"/>
    </style:style>
    <style:style style:name="Table2.C14" style:family="table-cell">
      <style:table-cell-properties style:vertical-align="" fo:padding="0.0694in" fo:border-left="1pt solid #000000" fo:border-right="1pt solid #000000" fo:border-top="none" fo:border-bottom="1pt solid #000000"/>
    </style:style>
    <style:style style:name="Table2.D14" style:family="table-cell">
      <style:table-cell-properties style:vertical-align="" fo:padding="0.0694in" fo:border-left="1pt solid #000000" fo:border-right="1pt solid #000000" fo:border-top="none" fo:border-bottom="1pt solid #000000"/>
    </style:style>
    <style:style style:name="Table2.E14" style:family="table-cell">
      <style:table-cell-properties style:vertical-align="" fo:padding="0.0694in" fo:border-left="1pt solid #000000" fo:border-right="1pt solid #000000" fo:border-top="none" fo:border-bottom="1pt solid #000000"/>
    </style:style>
    <style:style style:name="Table2.A15" style:family="table-cell">
      <style:table-cell-properties style:vertical-align="" fo:padding="0.0694in" fo:border-left="1pt solid #000000" fo:border-right="1pt solid #000000" fo:border-top="none" fo:border-bottom="1pt solid #000000"/>
    </style:style>
    <style:style style:name="Table2.B15" style:family="table-cell">
      <style:table-cell-properties style:vertical-align="" fo:padding="0.0694in" fo:border-left="1pt solid #000000" fo:border-right="1pt solid #000000" fo:border-top="none" fo:border-bottom="1pt solid #000000"/>
    </style:style>
    <style:style style:name="Table2.C15" style:family="table-cell">
      <style:table-cell-properties style:vertical-align="" fo:padding="0.0694in" fo:border-left="1pt solid #000000" fo:border-right="1pt solid #000000" fo:border-top="none" fo:border-bottom="1pt solid #000000"/>
    </style:style>
    <style:style style:name="Table2.D15" style:family="table-cell">
      <style:table-cell-properties style:vertical-align="" fo:padding="0.0694in" fo:border-left="1pt solid #000000" fo:border-right="1pt solid #000000" fo:border-top="none" fo:border-bottom="1pt solid #000000"/>
    </style:style>
    <style:style style:name="Table2.E15" style:family="table-cell">
      <style:table-cell-properties style:vertical-align="" fo:padding="0.0694in" fo:border-left="1pt solid #000000" fo:border-right="1pt solid #000000" fo:border-top="none" fo:border-bottom="1pt solid #000000"/>
    </style:style>
    <style:style style:name="Table2.A16" style:family="table-cell">
      <style:table-cell-properties style:vertical-align="" fo:padding="0.0694in" fo:border-left="1pt solid #000000" fo:border-right="1pt solid #000000" fo:border-top="none" fo:border-bottom="1pt solid #000000"/>
    </style:style>
    <style:style style:name="Table2.B16" style:family="table-cell">
      <style:table-cell-properties style:vertical-align="" fo:padding="0.0694in" fo:border-left="1pt solid #000000" fo:border-right="1pt solid #000000" fo:border-top="none" fo:border-bottom="1pt solid #000000"/>
    </style:style>
    <style:style style:name="Table2.C16" style:family="table-cell">
      <style:table-cell-properties style:vertical-align="" fo:padding="0.0694in" fo:border-left="1pt solid #000000" fo:border-right="1pt solid #000000" fo:border-top="none" fo:border-bottom="1pt solid #000000"/>
    </style:style>
    <style:style style:name="Table2.D16" style:family="table-cell">
      <style:table-cell-properties style:vertical-align="" fo:padding="0.0694in" fo:border-left="1pt solid #000000" fo:border-right="1pt solid #000000" fo:border-top="none" fo:border-bottom="1pt solid #000000"/>
    </style:style>
    <style:style style:name="Table2.E16" style:family="table-cell">
      <style:table-cell-properties style:vertical-align="" fo:padding="0.0694in" fo:border-left="1pt solid #000000" fo:border-right="1pt solid #000000" fo:border-top="none" fo:border-bottom="1pt solid #000000"/>
    </style:style>
    <style:style style:name="Table2.A17" style:family="table-cell">
      <style:table-cell-properties style:vertical-align="" fo:padding="0.0694in" fo:border-left="1pt solid #000000" fo:border-right="1pt solid #000000" fo:border-top="none" fo:border-bottom="1pt solid #000000"/>
    </style:style>
    <style:style style:name="Table2.B17" style:family="table-cell">
      <style:table-cell-properties style:vertical-align="" fo:padding="0.0694in" fo:border-left="1pt solid #000000" fo:border-right="1pt solid #000000" fo:border-top="none" fo:border-bottom="1pt solid #000000"/>
    </style:style>
    <style:style style:name="Table2.C17" style:family="table-cell">
      <style:table-cell-properties style:vertical-align="" fo:padding="0.0694in" fo:border-left="1pt solid #000000" fo:border-right="1pt solid #000000" fo:border-top="none" fo:border-bottom="1pt solid #000000"/>
    </style:style>
    <style:style style:name="Table2.D17" style:family="table-cell">
      <style:table-cell-properties style:vertical-align="" fo:padding="0.0694in" fo:border-left="1pt solid #000000" fo:border-right="1pt solid #000000" fo:border-top="none" fo:border-bottom="1pt solid #000000"/>
    </style:style>
    <style:style style:name="Table2.E17" style:family="table-cell">
      <style:table-cell-properties style:vertical-align="" fo:padding="0.0694in" fo:border-left="1pt solid #000000" fo:border-right="1pt solid #000000" fo:border-top="none" fo:border-bottom="1pt solid #000000"/>
    </style:style>
    <style:style style:name="Table2.A18" style:family="table-cell">
      <style:table-cell-properties style:vertical-align="" fo:padding="0.0694in" fo:border-left="1pt solid #000000" fo:border-right="1pt solid #000000" fo:border-top="none" fo:border-bottom="1pt solid #000000"/>
    </style:style>
    <style:style style:name="Table2.B18" style:family="table-cell">
      <style:table-cell-properties style:vertical-align="" fo:padding="0.0694in" fo:border-left="1pt solid #000000" fo:border-right="1pt solid #000000" fo:border-top="none" fo:border-bottom="1pt solid #000000"/>
    </style:style>
    <style:style style:name="Table2.C18" style:family="table-cell">
      <style:table-cell-properties style:vertical-align="" fo:padding="0.0694in" fo:border-left="1pt solid #000000" fo:border-right="1pt solid #000000" fo:border-top="none" fo:border-bottom="1pt solid #000000"/>
    </style:style>
    <style:style style:name="Table2.D18" style:family="table-cell">
      <style:table-cell-properties style:vertical-align="" fo:padding="0.0694in" fo:border-left="1pt solid #000000" fo:border-right="1pt solid #000000" fo:border-top="none" fo:border-bottom="1pt solid #000000"/>
    </style:style>
    <style:style style:name="Table2.E18"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3"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4" style:family="paragraph" style:parent-style-name="Standard">
      <style:paragraph-properties fo:margin-top="0.139in" fo:margin-bottom="0in" style:contextual-spacing="false" fo:line-height="100%"/>
    </style:style>
    <style:style style:name="P5" style:family="paragraph" style:parent-style-name="Standard">
      <style:text-properties style:font-name="Montserrat" style:font-name-asian="Montserrat1" style:font-name-complex="Montserrat1"/>
    </style:style>
    <style:style style:name="P6"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7"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8"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9"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0" style:family="paragraph" style:parent-style-name="Standard">
      <style:paragraph-properties fo:line-height="100%" fo:orphans="0" fo:widows="0"/>
      <style:text-properties style:font-name="Montserrat" fo:font-size="12pt" officeooo:rsid="003b7201" officeooo:paragraph-rsid="003b7201" style:font-name-asian="Montserrat1" style:font-size-asian="12pt" style:font-name-complex="Montserrat1" style:font-size-complex="12pt"/>
    </style:style>
    <style:style style:name="P11"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12"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13"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14" style:family="paragraph" style:parent-style-name="Standard">
      <style:paragraph-properties fo:line-height="100%" fo:text-align="center" style:justify-single-word="false" fo:orphans="0" fo:widows="0"/>
      <style:text-properties style:font-name="Montserrat" fo:font-size="14pt" officeooo:rsid="0039d6b3" style:font-name-asian="Montserrat1" style:font-size-asian="14pt" style:font-name-complex="Montserrat1" style:font-size-complex="14pt"/>
    </style:style>
    <style:style style:name="P15"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16"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17"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18" style:family="paragraph" style:parent-style-name="Standard">
      <style:paragraph-properties fo:line-height="100%" fo:text-align="start" style:justify-single-word="false" fo:orphans="0" fo:widows="0"/>
      <style:text-properties style:font-name="Montserra" fo:font-size="12pt" officeooo:rsid="00572260" officeooo:paragraph-rsid="00572260" style:font-size-asian="12pt" style:font-size-complex="12pt"/>
    </style:style>
    <style:style style:name="P19" style:family="paragraph" style:parent-style-name="Standard">
      <style:paragraph-properties fo:line-height="100%" fo:text-align="start" style:justify-single-word="false" fo:orphans="0" fo:widows="0"/>
      <style:text-properties style:font-name="Montserra" fo:font-size="12pt" officeooo:rsid="00572260" officeooo:paragraph-rsid="00575a18" style:font-size-asian="12pt" style:font-size-complex="12pt"/>
    </style:style>
    <style:style style:name="P20"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21" style:family="paragraph" style:parent-style-name="Contents_20_2">
      <style:paragraph-properties>
        <style:tab-stops>
          <style:tab-stop style:position="9.6929in" style:type="right" style:leader-style="dotted" style:leader-text="."/>
        </style:tab-stops>
      </style:paragraph-properties>
    </style:style>
    <style:style style:name="P22" style:family="paragraph" style:parent-style-name="Heading_20_2" style:list-style-name="WWNum3"/>
    <style:style style:name="P23" style:family="paragraph" style:parent-style-name="Heading_20_2" style:list-style-name="WWNum3">
      <style:paragraph-properties fo:margin-left="0.5in" fo:margin-right="0in" fo:text-indent="-0.25in" style:auto-text-indent="false"/>
    </style:style>
    <style:style style:name="P24" style:family="paragraph" style:parent-style-name="Heading_20_2" style:list-style-name="WWNum3">
      <style:paragraph-properties fo:margin-left="0.5in" fo:margin-right="0in" fo:line-height="100%" fo:orphans="0" fo:widows="0" fo:text-indent="-0.25in" style:auto-text-indent="false"/>
    </style:style>
    <style:style style:name="P25"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26" style:family="paragraph" style:parent-style-name="Standard" style:list-style-name="WWNum5">
      <style:paragraph-properties fo:margin-left="0.5in" fo:margin-right="0in" fo:line-height="100%" fo:orphans="0" fo:widows="0" fo:text-indent="-0.25in" style:auto-text-indent="false"/>
      <style:text-properties style:font-name="Montserrat" fo:font-size="12pt" officeooo:paragraph-rsid="008dc0cd" style:font-name-asian="Montserrat1" style:font-size-asian="12pt" style:font-name-complex="Montserrat1" style:font-size-complex="12pt"/>
    </style:style>
    <style:style style:name="P27" style:family="paragraph" style:parent-style-name="Standard" style:list-style-name="WWNum7">
      <style:paragraph-properties fo:margin-left="0.5in" fo:margin-right="0in" fo:line-height="115%" fo:orphans="0" fo:widows="0" fo:text-indent="-0.25in" style:auto-text-indent="false"/>
      <style:text-properties style:font-name="Montserrat" fo:font-size="12pt" officeooo:paragraph-rsid="008228ef" style:font-name-asian="Montserrat1" style:font-size-asian="12pt" style:font-name-complex="Montserrat1" style:font-size-complex="12pt"/>
    </style:style>
    <style:style style:name="P28" style:family="paragraph" style:parent-style-name="Standard">
      <style:paragraph-properties fo:line-height="100%" fo:text-align="start" style:justify-single-word="false" fo:orphans="0" fo:widows="0"/>
      <style:text-properties style:font-name="Montserrat" fo:font-size="11pt" fo:font-weight="bold" style:font-name-asian="Montserrat1" style:font-size-asian="11pt" style:font-weight-asian="bold" style:font-name-complex="Montserrat1" style:font-size-complex="11pt"/>
    </style:style>
    <style:style style:name="P29" style:family="paragraph" style:parent-style-name="Standard">
      <style:paragraph-properties fo:line-height="100%" fo:orphans="0" fo:widows="0"/>
      <style:text-properties style:font-name="Montserrat" fo:font-size="11pt" fo:font-weight="bold" style:font-name-asian="Montserrat1" style:font-size-asian="11pt" style:font-weight-asian="bold" style:font-name-complex="Montserrat1" style:font-size-complex="11pt"/>
    </style:style>
    <style:style style:name="P30" style:family="paragraph" style:parent-style-name="Standard" style:list-style-name="WWNum3">
      <style:paragraph-properties fo:line-height="100%" fo:orphans="0" fo:widows="0"/>
      <style:text-properties style:font-name="Montserrat" fo:font-size="11pt" fo:font-weight="bold" style:font-name-asian="Montserrat1" style:font-size-asian="11pt" style:font-weight-asian="bold" style:font-name-complex="Montserrat1" style:font-size-complex="11pt" style:font-weight-complex="bold"/>
    </style:style>
    <style:style style:name="P31" style:family="paragraph" style:parent-style-name="Standard">
      <style:paragraph-properties fo:line-height="100%" fo:text-align="start" style:justify-single-word="false" fo:orphans="0" fo:widows="0"/>
      <style:text-properties style:font-name="Montserrat" fo:font-size="11pt" fo:font-style="normal" officeooo:rsid="002e067b" officeooo:paragraph-rsid="002e067b" style:font-name-asian="Montserrat1" style:font-size-asian="11pt" style:font-style-asian="normal" style:font-name-complex="Montserrat1" style:font-size-complex="11pt" style:font-style-complex="normal"/>
    </style:style>
    <style:style style:name="P32" style:family="paragraph" style:parent-style-name="Standard">
      <style:paragraph-properties fo:line-height="100%" fo:text-align="start" style:justify-single-word="false" fo:orphans="0" fo:widows="0"/>
      <style:text-properties style:font-name="Montserrat" fo:font-size="11pt" fo:font-style="normal" officeooo:rsid="002e067b" officeooo:paragraph-rsid="00315f0d" style:font-name-asian="Montserrat1" style:font-size-asian="11pt" style:font-style-asian="normal" style:font-name-complex="Montserrat1" style:font-size-complex="11pt" style:font-style-complex="normal"/>
    </style:style>
    <style:style style:name="P33" style:family="paragraph" style:parent-style-name="Standard">
      <style:paragraph-properties fo:line-height="100%" fo:text-align="start" style:justify-single-word="false" fo:orphans="0" fo:widows="0"/>
      <style:text-properties style:font-name="Montserrat" fo:font-size="11pt" fo:font-style="normal" officeooo:rsid="00430b01" officeooo:paragraph-rsid="00430b01" style:font-name-asian="Montserrat1" style:font-size-asian="11pt" style:font-style-asian="normal" style:font-name-complex="Montserrat1" style:font-size-complex="11pt" style:font-style-complex="normal"/>
    </style:style>
    <style:style style:name="P34" style:family="paragraph" style:parent-style-name="Standard">
      <style:paragraph-properties fo:line-height="100%" fo:text-align="start" style:justify-single-word="false" fo:orphans="0" fo:widows="0"/>
      <style:text-properties style:font-name="Montserrat" fo:font-size="11pt" fo:font-style="normal" officeooo:rsid="0044996f" officeooo:paragraph-rsid="0044996f" style:font-name-asian="Montserrat1" style:font-size-asian="11pt" style:font-style-asian="normal" style:font-name-complex="Montserrat1" style:font-size-complex="11pt" style:font-style-complex="normal"/>
    </style:style>
    <style:style style:name="P35" style:family="paragraph" style:parent-style-name="Standard">
      <style:paragraph-properties fo:line-height="100%" fo:text-align="start" style:justify-single-word="false" fo:orphans="0" fo:widows="0"/>
      <style:text-properties style:font-name="Montserrat" fo:font-size="11pt" fo:font-style="normal" officeooo:rsid="0017da65" officeooo:paragraph-rsid="0017da65" style:font-name-asian="Montserrat1" style:font-size-asian="11pt" style:font-style-asian="normal" style:font-name-complex="Montserrat1" style:font-size-complex="11pt" style:font-style-complex="normal"/>
    </style:style>
    <style:style style:name="P36" style:family="paragraph" style:parent-style-name="Standard">
      <style:paragraph-properties fo:line-height="100%" fo:text-align="start" style:justify-single-word="false" fo:orphans="0" fo:widows="0"/>
      <style:text-properties style:font-name="Montserrat" fo:font-size="11pt" fo:font-style="normal" officeooo:rsid="0044d2e0" officeooo:paragraph-rsid="0044d2e0" style:font-name-asian="Montserrat1" style:font-size-asian="11pt" style:font-style-asian="normal" style:font-name-complex="Montserrat1" style:font-size-complex="11pt" style:font-style-complex="normal"/>
    </style:style>
    <style:style style:name="P37" style:family="paragraph" style:parent-style-name="Standard" style:list-style-name="WWNum6">
      <style:paragraph-properties fo:margin-left="0.5in" fo:margin-right="0in" fo:text-indent="-0.25in" style:auto-text-indent="false"/>
      <style:text-properties style:font-name="Montserrat" fo:font-size="11pt" fo:font-style="normal" officeooo:rsid="00963058" officeooo:paragraph-rsid="00a6bd64" style:font-name-asian="Montserrat1" style:font-size-asian="11pt" style:font-style-asian="normal" style:font-name-complex="Montserrat1" style:font-size-complex="11pt" style:font-style-complex="normal"/>
    </style:style>
    <style:style style:name="P38" style:family="paragraph" style:parent-style-name="Standard">
      <style:paragraph-properties fo:line-height="100%" fo:text-align="start" style:justify-single-word="false" fo:orphans="0" fo:widows="0"/>
      <style:text-properties style:font-name="Montserrat" fo:font-size="11pt" fo:font-style="italic" officeooo:rsid="00430b01" officeooo:paragraph-rsid="00430b01" style:font-name-asian="Montserrat1" style:font-size-asian="11pt" style:font-style-asian="italic" style:font-name-complex="Montserrat1" style:font-size-complex="11pt" style:font-style-complex="italic"/>
    </style:style>
    <style:style style:name="P39" style:family="paragraph" style:parent-style-name="Standard" style:list-style-name="WWNum6">
      <style:paragraph-properties fo:margin-left="0.5in" fo:margin-right="0in" fo:text-indent="-0.25in" style:auto-text-indent="false"/>
      <style:text-properties style:font-name="Montserrat" fo:font-size="11pt" officeooo:paragraph-rsid="009b1479" style:font-name-asian="Montserrat1" style:font-size-asian="11pt" style:font-name-complex="Montserrat1" style:font-size-complex="11pt"/>
    </style:style>
    <style:style style:name="P40" style:family="paragraph" style:parent-style-name="Standard" style:list-style-name="WWNum6">
      <style:paragraph-properties fo:margin-left="0.5in" fo:margin-right="0in" fo:text-indent="-0.25in" style:auto-text-indent="false"/>
      <style:text-properties style:font-name="Montserrat" fo:font-size="11pt" officeooo:paragraph-rsid="00a7ef8f" style:font-name-asian="Montserrat1" style:font-size-asian="11pt" style:font-name-complex="Montserrat1" style:font-size-complex="11pt"/>
    </style:style>
    <style:style style:name="P41" style:family="paragraph" style:parent-style-name="Standard">
      <style:text-properties style:font-name="Montserrat" fo:font-size="11pt" style:font-name-asian="Montserrat1" style:font-size-asian="11pt" style:font-name-complex="Montserrat1" style:font-size-complex="11pt"/>
    </style:style>
    <style:style style:name="P42" style:family="paragraph" style:parent-style-name="Standard" style:list-style-name="WWNum7">
      <style:paragraph-properties fo:margin-left="0.5in" fo:margin-right="0in" fo:line-height="115%" fo:orphans="0" fo:widows="0" fo:text-indent="-0.25in" style:auto-text-indent="false"/>
      <style:text-properties style:font-name="Montserrat" fo:font-size="11pt" officeooo:paragraph-rsid="00ac15e1" style:font-name-asian="Montserrat1" style:font-size-asian="11pt" style:font-name-complex="Montserrat1" style:font-size-complex="11pt"/>
    </style:style>
    <style:style style:name="P43" style:family="paragraph" style:parent-style-name="Standard" style:list-style-name="WWNum7">
      <style:paragraph-properties fo:margin-left="0.5in" fo:margin-right="0in" fo:line-height="115%" fo:orphans="0" fo:widows="0" fo:text-indent="-0.25in" style:auto-text-indent="false"/>
      <style:text-properties style:font-name="Montserrat" fo:font-size="11pt" style:font-name-asian="Montserrat1" style:font-size-asian="11pt" style:font-name-complex="Montserrat1" style:font-size-complex="11pt"/>
    </style:style>
    <style:style style:name="P44" style:family="paragraph" style:parent-style-name="Standard">
      <style:paragraph-properties fo:margin-left="0.5in" fo:margin-right="0in" fo:line-height="115%" fo:orphans="0" fo:widows="0" fo:text-indent="-0.25in" style:auto-text-indent="false"/>
      <style:text-properties style:font-name="Montserrat" fo:font-size="11pt" style:font-name-asian="Montserrat1" style:font-size-asian="11pt" style:font-name-complex="Montserrat1" style:font-size-complex="11pt"/>
    </style:style>
    <style:style style:name="P45" style:family="paragraph" style:parent-style-name="Standard" style:list-style-name="WWNum1">
      <style:paragraph-properties fo:margin-left="0.5in" fo:margin-right="0in" fo:line-height="115%" fo:orphans="0" fo:widows="0" fo:text-indent="-0.25in" style:auto-text-indent="false"/>
      <style:text-properties style:font-name="Montserrat" fo:font-size="11pt" officeooo:paragraph-rsid="00b49d46" style:font-name-asian="Montserrat1" style:font-size-asian="11pt" style:font-name-complex="Montserrat1" style:font-size-complex="11pt"/>
    </style:style>
    <style:style style:name="P46" style:family="paragraph" style:parent-style-name="Standard" style:list-style-name="WWNum1">
      <style:paragraph-properties fo:margin-left="0.5in" fo:margin-right="0in" fo:line-height="115%" fo:orphans="0" fo:widows="0" fo:text-indent="-0.25in" style:auto-text-indent="false"/>
      <style:text-properties style:font-name="Montserrat" fo:font-size="11pt" style:font-name-asian="Montserrat1" style:font-size-asian="11pt" style:font-name-complex="Montserrat1" style:font-size-complex="11pt"/>
    </style:style>
    <style:style style:name="P47" style:family="paragraph" style:parent-style-name="Standard" style:list-style-name="WWNum1">
      <style:paragraph-properties fo:margin-left="0.5in" fo:margin-right="0in" fo:line-height="115%" fo:orphans="0" fo:widows="0" fo:text-indent="-0.25in" style:auto-text-indent="false"/>
      <style:text-properties style:font-name="Montserrat" fo:font-size="11pt" officeooo:paragraph-rsid="00bc2db6" style:font-name-asian="Montserrat1" style:font-size-asian="11pt" style:font-name-complex="Montserrat1" style:font-size-complex="11pt"/>
    </style:style>
    <style:style style:name="P48" style:family="paragraph" style:parent-style-name="Standard" style:list-style-name="WWNum7">
      <style:paragraph-properties fo:margin-left="0.5in" fo:margin-right="0in" fo:line-height="115%" fo:orphans="0" fo:widows="0" fo:text-indent="-0.25in" style:auto-text-indent="false"/>
      <style:text-properties style:font-name="Montserrat" fo:font-size="11pt" officeooo:rsid="00b08ed7" officeooo:paragraph-rsid="00b08ed7" style:font-name-asian="Montserrat1" style:font-size-asian="11pt" style:font-name-complex="Montserrat1" style:font-size-complex="11pt"/>
    </style:style>
    <style:style style:name="P49" style:family="paragraph" style:parent-style-name="Standard">
      <style:paragraph-properties fo:margin-left="0in" fo:margin-right="0in" fo:line-height="100%" fo:orphans="0" fo:widows="0" fo:text-indent="0in" style:auto-text-indent="false"/>
      <style:text-properties style:font-name="Montserrat" fo:font-size="11pt" style:font-name-asian="Montserrat1" style:font-size-asian="11pt" style:font-name-complex="Montserrat1" style:font-size-complex="11pt"/>
    </style:style>
    <style:style style:name="P50"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paragraph-rsid="008caed6" style:font-name-asian="Montserrat1" style:font-size-asian="11pt" style:font-name-complex="Montserrat1" style:font-size-complex="11pt"/>
    </style:style>
    <style:style style:name="P51"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paragraph-rsid="008dc0cd" style:font-name-asian="Montserrat1" style:font-size-asian="11pt" style:font-name-complex="Montserrat1" style:font-size-complex="11pt"/>
    </style:style>
    <style:style style:name="P52"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paragraph-rsid="008e84ff" style:font-name-asian="Montserrat1" style:font-size-asian="11pt" style:font-name-complex="Montserrat1" style:font-size-complex="11pt"/>
    </style:style>
    <style:style style:name="P53" style:family="paragraph" style:parent-style-name="Standard">
      <style:paragraph-properties fo:margin-left="0.5in" fo:margin-right="0in" fo:line-height="100%" fo:orphans="0" fo:widows="0" fo:text-indent="-0.25in" style:auto-text-indent="false"/>
      <style:text-properties style:font-name="Montserrat" fo:font-size="11pt" officeooo:paragraph-rsid="008caed6" style:font-name-asian="Montserrat1" style:font-size-asian="11pt" style:font-name-complex="Montserrat1" style:font-size-complex="11pt"/>
    </style:style>
    <style:style style:name="P54" style:family="paragraph" style:parent-style-name="Standard">
      <style:paragraph-properties fo:line-height="100%" fo:orphans="0" fo:widows="0"/>
      <style:text-properties style:font-name="Montserrat" fo:font-size="11pt" style:font-name-asian="Montserrat1" style:font-size-asian="11pt" style:font-name-complex="Montserrat1" style:font-size-complex="11pt"/>
    </style:style>
    <style:style style:name="P55" style:family="paragraph" style:parent-style-name="Standard" style:list-style-name="L1">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56" style:family="paragraph" style:parent-style-name="Standard">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57" style:family="paragraph" style:parent-style-name="Standard" style:list-style-name="WWNum3">
      <style:paragraph-properties fo:line-height="100%" fo:orphans="0" fo:widows="0"/>
      <style:text-properties style:font-name="Montserrat" fo:font-size="11pt" style:font-name-asian="Montserrat1" style:font-size-asian="11pt" style:font-name-complex="Montserrat1" style:font-size-complex="11pt"/>
    </style:style>
    <style:style style:name="P58" style:family="paragraph" style:parent-style-name="Standard" style:list-style-name="L2">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59" style:family="paragraph" style:parent-style-name="Standard" style:list-style-name="L3">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60" style:family="paragraph" style:parent-style-name="Standard" style:list-style-name="L4">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61" style:family="paragraph" style:parent-style-name="Standard" style:list-style-name="L5">
      <style:paragraph-properties fo:line-height="100%" fo:orphans="0" fo:widows="0"/>
      <style:text-properties style:font-name="Montserrat" fo:font-size="11pt" officeooo:paragraph-rsid="00da44f2" style:font-name-asian="Montserrat1" style:font-size-asian="11pt" style:font-name-complex="Montserrat1" style:font-size-complex="11pt"/>
    </style:style>
    <style:style style:name="P62" style:family="paragraph" style:parent-style-name="Standard" style:list-style-name="L6">
      <style:paragraph-properties fo:line-height="100%" fo:orphans="0" fo:widows="0"/>
      <style:text-properties style:font-name="Montserrat" fo:font-size="11pt" style:font-name-asian="Montserrat1" style:font-size-asian="11pt" style:font-name-complex="Montserrat1" style:font-size-complex="11pt"/>
    </style:style>
    <style:style style:name="P63" style:family="paragraph" style:parent-style-name="Standard" style:list-style-name="L7">
      <style:paragraph-properties fo:line-height="100%" fo:orphans="0" fo:widows="0"/>
      <style:text-properties style:font-name="Montserrat" fo:font-size="11pt" officeooo:paragraph-rsid="00db38cc" style:font-name-asian="Montserrat1" style:font-size-asian="11pt" style:font-name-complex="Montserrat1" style:font-size-complex="11pt"/>
    </style:style>
    <style:style style:name="P64" style:family="paragraph" style:parent-style-name="Standard">
      <style:paragraph-properties fo:line-height="100%" fo:orphans="0" fo:widows="0"/>
      <style:text-properties style:font-name="Montserrat" fo:font-size="11pt" officeooo:paragraph-rsid="00db38cc" style:font-name-asian="Montserrat1" style:font-size-asian="11pt" style:font-name-complex="Montserrat1" style:font-size-complex="11pt"/>
    </style:style>
    <style:style style:name="P65" style:family="paragraph" style:parent-style-name="Standard" style:list-style-name="L8">
      <style:paragraph-properties fo:line-height="100%" fo:orphans="0" fo:widows="0"/>
      <style:text-properties style:font-name="Montserrat" fo:font-size="11pt" style:font-name-asian="Montserrat1" style:font-size-asian="11pt" style:font-name-complex="Montserrat1" style:font-size-complex="11pt"/>
    </style:style>
    <style:style style:name="P66" style:family="paragraph" style:parent-style-name="Standard">
      <style:paragraph-properties fo:line-height="100%" fo:orphans="0" fo:widows="0"/>
      <style:text-properties style:font-name="Montserrat" fo:font-size="11pt" officeooo:paragraph-rsid="00dce5a0" style:font-name-asian="Montserrat1" style:font-size-asian="11pt" style:font-name-complex="Montserrat1" style:font-size-complex="11pt"/>
    </style:style>
    <style:style style:name="P67" style:family="paragraph" style:parent-style-name="Standard" style:list-style-name="L9">
      <style:paragraph-properties fo:line-height="100%" fo:orphans="0" fo:widows="0"/>
      <style:text-properties style:font-name="Montserrat" fo:font-size="11pt" officeooo:paragraph-rsid="00dfb2de" style:font-name-asian="Montserrat1" style:font-size-asian="11pt" style:font-name-complex="Montserrat1" style:font-size-complex="11pt"/>
    </style:style>
    <style:style style:name="P68" style:family="paragraph" style:parent-style-name="Standard">
      <style:paragraph-properties fo:line-height="100%" fo:orphans="0" fo:widows="0"/>
      <style:text-properties style:font-name="Montserrat" fo:font-size="11pt" officeooo:paragraph-rsid="00dfb2de" style:font-name-asian="Montserrat1" style:font-size-asian="11pt" style:font-name-complex="Montserrat1" style:font-size-complex="11pt"/>
    </style:style>
    <style:style style:name="P69" style:family="paragraph" style:parent-style-name="Standard" style:list-style-name="L10">
      <style:paragraph-properties fo:line-height="100%" fo:orphans="0" fo:widows="0"/>
      <style:text-properties style:font-name="Montserrat" fo:font-size="11pt" officeooo:paragraph-rsid="00e2ea39" style:font-name-asian="Montserrat1" style:font-size-asian="11pt" style:font-name-complex="Montserrat1" style:font-size-complex="11pt"/>
    </style:style>
    <style:style style:name="P70" style:family="paragraph" style:parent-style-name="Standard">
      <style:paragraph-properties fo:line-height="100%" fo:orphans="0" fo:widows="0"/>
      <style:text-properties style:font-name="Montserrat" fo:font-size="11pt" officeooo:paragraph-rsid="00e36e9e" style:font-name-asian="Montserrat1" style:font-size-asian="11pt" style:font-name-complex="Montserrat1" style:font-size-complex="11pt"/>
    </style:style>
    <style:style style:name="P71" style:family="paragraph" style:parent-style-name="Standard" style:list-style-name="L12">
      <style:paragraph-properties fo:line-height="100%" fo:orphans="0" fo:widows="0"/>
      <style:text-properties style:font-name="Montserrat" fo:font-size="11pt" style:font-name-asian="Montserrat1" style:font-size-asian="11pt" style:font-name-complex="Montserrat1" style:font-size-complex="11pt"/>
    </style:style>
    <style:style style:name="P72" style:family="paragraph" style:parent-style-name="Standard" style:list-style-name="L13">
      <style:paragraph-properties fo:line-height="100%" fo:orphans="0" fo:widows="0"/>
      <style:text-properties style:font-name="Montserrat" fo:font-size="11pt" officeooo:paragraph-rsid="00e487d7" style:font-name-asian="Montserrat1" style:font-size-asian="11pt" style:font-name-complex="Montserrat1" style:font-size-complex="11pt"/>
    </style:style>
    <style:style style:name="P73" style:family="paragraph" style:parent-style-name="Standard">
      <style:paragraph-properties fo:line-height="100%" fo:orphans="0" fo:widows="0"/>
      <style:text-properties style:font-name="Montserrat" fo:font-size="11pt" officeooo:paragraph-rsid="00e487d7" style:font-name-asian="Montserrat1" style:font-size-asian="11pt" style:font-name-complex="Montserrat1" style:font-size-complex="11pt"/>
    </style:style>
    <style:style style:name="P74" style:family="paragraph" style:parent-style-name="Standard" style:list-style-name="L14">
      <style:paragraph-properties fo:line-height="100%" fo:orphans="0" fo:widows="0"/>
      <style:text-properties style:font-name="Montserrat" fo:font-size="11pt" officeooo:paragraph-rsid="00e57c6f" style:font-name-asian="Montserrat1" style:font-size-asian="11pt" style:font-name-complex="Montserrat1" style:font-size-complex="11pt"/>
    </style:style>
    <style:style style:name="P75" style:family="paragraph" style:parent-style-name="Standard">
      <style:paragraph-properties fo:line-height="100%" fo:orphans="0" fo:widows="0"/>
      <style:text-properties style:font-name="Montserrat" fo:font-size="11pt" officeooo:paragraph-rsid="00e57c6f" style:font-name-asian="Montserrat1" style:font-size-asian="11pt" style:font-name-complex="Montserrat1" style:font-size-complex="11pt"/>
    </style:style>
    <style:style style:name="P76" style:family="paragraph" style:parent-style-name="Standard" style:list-style-name="L15">
      <style:paragraph-properties fo:line-height="100%" fo:orphans="0" fo:widows="0"/>
      <style:text-properties style:font-name="Montserrat" fo:font-size="11pt" officeooo:paragraph-rsid="00e57c6f" style:font-name-asian="Montserrat1" style:font-size-asian="11pt" style:font-name-complex="Montserrat1" style:font-size-complex="11pt"/>
    </style:style>
    <style:style style:name="P77" style:family="paragraph" style:parent-style-name="Standard" style:list-style-name="L16">
      <style:paragraph-properties fo:line-height="100%" fo:orphans="0" fo:widows="0"/>
      <style:text-properties style:font-name="Montserrat" fo:font-size="11pt" officeooo:paragraph-rsid="00e57c6f" style:font-name-asian="Montserrat1" style:font-size-asian="11pt" style:font-name-complex="Montserrat1" style:font-size-complex="11pt"/>
    </style:style>
    <style:style style:name="P78" style:family="paragraph" style:parent-style-name="Standard" style:list-style-name="WWNum1">
      <style:paragraph-properties fo:margin-left="0.5in" fo:margin-right="0in" fo:line-height="115%" fo:orphans="0" fo:widows="0" fo:text-indent="-0.25in" style:auto-text-indent="false"/>
      <style:text-properties style:font-name="Montserrat" fo:font-size="11pt" officeooo:rsid="00b5be40" officeooo:paragraph-rsid="00b5be40" style:font-name-asian="Montserrat1" style:font-size-asian="11pt" style:font-name-complex="Montserrat1" style:font-size-complex="11pt"/>
    </style:style>
    <style:style style:name="P79"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bfad2e" officeooo:paragraph-rsid="00bfad2e" style:font-name-asian="Montserrat1" style:font-size-asian="11pt" style:font-name-complex="Montserrat1" style:font-size-complex="11pt"/>
    </style:style>
    <style:style style:name="P80"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c73a16" officeooo:paragraph-rsid="00c73a16" style:font-name-asian="Montserrat1" style:font-size-asian="11pt" style:font-name-complex="Montserrat1" style:font-size-complex="11pt"/>
    </style:style>
    <style:style style:name="P81"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c909a1" officeooo:paragraph-rsid="00c909a1" style:font-name-asian="Montserrat1" style:font-size-asian="11pt" style:font-name-complex="Montserrat1" style:font-size-complex="11pt"/>
    </style:style>
    <style:style style:name="P82"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cb52e1" officeooo:paragraph-rsid="00cb52e1" style:font-name-asian="Montserrat1" style:font-size-asian="11pt" style:font-name-complex="Montserrat1" style:font-size-complex="11pt"/>
    </style:style>
    <style:style style:name="P83"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cb8b59" officeooo:paragraph-rsid="00cb8b59" style:font-name-asian="Montserrat1" style:font-size-asian="11pt" style:font-name-complex="Montserrat1" style:font-size-complex="11pt"/>
    </style:style>
    <style:style style:name="P84"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cd1689" officeooo:paragraph-rsid="00cd1689" style:font-name-asian="Montserrat1" style:font-size-asian="11pt" style:font-name-complex="Montserrat1" style:font-size-complex="11pt"/>
    </style:style>
    <style:style style:name="P85"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d0927e" officeooo:paragraph-rsid="00d0927e" style:font-name-asian="Montserrat1" style:font-size-asian="11pt" style:font-name-complex="Montserrat1" style:font-size-complex="11pt"/>
    </style:style>
    <style:style style:name="P86" style:family="paragraph" style:parent-style-name="Standard" style:list-style-name="WWNum5">
      <style:paragraph-properties fo:margin-left="0.5in" fo:margin-right="0in" fo:line-height="100%" fo:orphans="0" fo:widows="0" fo:text-indent="-0.25in" style:auto-text-indent="false"/>
      <style:text-properties style:font-name="Montserrat" fo:font-size="11pt" officeooo:rsid="00d380f8" officeooo:paragraph-rsid="00d380f8" style:font-name-asian="Montserrat1" style:font-size-asian="11pt" style:font-name-complex="Montserrat1" style:font-size-complex="11pt"/>
    </style:style>
    <style:style style:name="P87" style:family="paragraph" style:parent-style-name="Standard">
      <style:paragraph-properties fo:line-height="100%" fo:orphans="0" fo:widows="0"/>
      <style:text-properties style:font-name="Montserrat" fo:font-size="11pt" officeooo:rsid="00db03a4" officeooo:paragraph-rsid="00db03a4" style:font-name-asian="Montserrat1" style:font-size-asian="11pt" style:font-name-complex="Montserrat1" style:font-size-complex="11pt"/>
    </style:style>
    <style:style style:name="P88" style:family="paragraph" style:parent-style-name="Standard">
      <style:paragraph-properties fo:line-height="100%" fo:orphans="0" fo:widows="0"/>
      <style:text-properties style:font-name="Montserrat" fo:font-size="11pt" officeooo:rsid="00e19041" officeooo:paragraph-rsid="00e19041" style:font-name-asian="Montserrat1" style:font-size-asian="11pt" style:font-name-complex="Montserrat1" style:font-size-complex="11pt"/>
    </style:style>
    <style:style style:name="P89" style:family="paragraph" style:parent-style-name="Standard" style:list-style-name="WWNum7">
      <style:paragraph-properties fo:margin-left="0.5in" fo:margin-right="0in" fo:line-height="115%" fo:orphans="0" fo:widows="0" fo:text-indent="-0.25in" style:auto-text-indent="false"/>
      <style:text-properties style:font-name="Montserrat" fo:font-size="11pt" style:text-underline-style="none" style:font-name-asian="Montserrat1" style:font-size-asian="11pt" style:font-name-complex="Montserrat1" style:font-size-complex="11pt"/>
    </style:style>
    <style:style style:name="P90" style:family="paragraph" style:parent-style-name="Standard">
      <style:paragraph-properties fo:line-height="100%" fo:text-align="start" style:justify-single-word="false" fo:orphans="0" fo:widows="0"/>
      <style:text-properties fo:color="#2c3338" loext:opacity="100%" style:font-name="Montserrat" fo:font-size="11pt" fo:font-style="italic" fo:background-color="#ffffff" style:font-name-asian="Montserrat1" style:font-size-asian="11pt" style:font-style-asian="italic" style:font-name-complex="Montserrat1" style:font-size-complex="11pt"/>
    </style:style>
    <style:style style:name="P91" style:family="paragraph" style:parent-style-name="Standard">
      <style:paragraph-properties fo:line-height="100%" fo:text-align="start" style:justify-single-word="false" fo:orphans="0" fo:widows="0"/>
      <style:text-properties style:font-name="Montserra" fo:font-size="11pt" officeooo:rsid="00199e2d" officeooo:paragraph-rsid="00199e2d" style:font-size-asian="11pt" style:font-size-complex="11pt"/>
    </style:style>
    <style:style style:name="P92" style:family="paragraph" style:parent-style-name="Standard">
      <style:paragraph-properties fo:line-height="100%" fo:text-align="start" style:justify-single-word="false" fo:orphans="0" fo:widows="0"/>
      <style:text-properties style:font-name="Montserra" fo:font-size="11pt" officeooo:rsid="00470e20" officeooo:paragraph-rsid="00470e20" style:font-size-asian="11pt" style:font-size-complex="11pt"/>
    </style:style>
    <style:style style:name="P93" style:family="paragraph" style:parent-style-name="Standard">
      <style:paragraph-properties fo:line-height="100%" fo:text-align="start" style:justify-single-word="false" fo:orphans="0" fo:widows="0"/>
      <style:text-properties style:font-name="Montserra" fo:font-size="11pt" officeooo:rsid="001a0bac" officeooo:paragraph-rsid="001a0bac" style:font-size-asian="11pt" style:font-size-complex="11pt"/>
    </style:style>
    <style:style style:name="P94" style:family="paragraph" style:parent-style-name="Standard">
      <style:paragraph-properties fo:line-height="100%" fo:text-align="start" style:justify-single-word="false" fo:orphans="0" fo:widows="0"/>
      <style:text-properties style:font-name="Montserra" fo:font-size="11pt" officeooo:rsid="009ea4ab" officeooo:paragraph-rsid="009ea4ab" style:font-size-asian="11pt" style:font-size-complex="11pt"/>
    </style:style>
    <style:style style:name="P95" style:family="paragraph" style:parent-style-name="Standard">
      <style:paragraph-properties fo:line-height="100%" fo:text-align="start" style:justify-single-word="false" fo:orphans="0" fo:widows="0"/>
      <style:text-properties style:font-name="Montserra" fo:font-size="11pt" officeooo:rsid="0046fdfc" officeooo:paragraph-rsid="0046fdfc" style:font-size-asian="11pt" style:font-size-complex="11pt"/>
    </style:style>
    <style:style style:name="P96" style:family="paragraph" style:parent-style-name="Standard">
      <style:paragraph-properties fo:line-height="100%" fo:text-align="start" style:justify-single-word="false" fo:orphans="0" fo:widows="0"/>
      <style:text-properties style:font-name="Montserra" fo:font-size="11pt" officeooo:rsid="001ab5c9" officeooo:paragraph-rsid="001ab5c9" style:font-size-asian="11pt" style:font-size-complex="11pt"/>
    </style:style>
    <style:style style:name="P97" style:family="paragraph" style:parent-style-name="Standard">
      <style:paragraph-properties fo:line-height="100%" fo:text-align="start" style:justify-single-word="false" fo:orphans="0" fo:widows="0"/>
      <style:text-properties style:font-name="Montserra" fo:font-size="11pt" officeooo:rsid="00488c95" officeooo:paragraph-rsid="00488c95" style:font-size-asian="11pt" style:font-size-complex="11pt"/>
    </style:style>
    <style:style style:name="P98" style:family="paragraph" style:parent-style-name="Standard">
      <style:paragraph-properties fo:line-height="100%" fo:text-align="start" style:justify-single-word="false" fo:orphans="0" fo:widows="0"/>
      <style:text-properties style:font-name="Montserra" fo:font-size="11pt" officeooo:rsid="004c0468" officeooo:paragraph-rsid="004c0468" style:font-size-asian="11pt" style:font-size-complex="11pt"/>
    </style:style>
    <style:style style:name="P99" style:family="paragraph" style:parent-style-name="Standard">
      <style:paragraph-properties fo:line-height="100%" fo:text-align="start" style:justify-single-word="false" fo:orphans="0" fo:widows="0"/>
      <style:text-properties style:font-name="Montserra" fo:font-size="11pt" style:font-size-asian="11pt" style:font-size-complex="11pt"/>
    </style:style>
    <style:style style:name="P100" style:family="paragraph" style:parent-style-name="Standard">
      <style:paragraph-properties fo:line-height="100%" fo:text-align="start" style:justify-single-word="false" fo:orphans="0" fo:widows="0"/>
      <style:text-properties style:font-name="Montserra" fo:font-size="11pt" officeooo:paragraph-rsid="004dfc9c" style:font-size-asian="11pt" style:font-size-complex="11pt"/>
    </style:style>
    <style:style style:name="P101" style:family="paragraph" style:parent-style-name="Standard">
      <style:paragraph-properties fo:line-height="100%" fo:text-align="start" style:justify-single-word="false" fo:orphans="0" fo:widows="0"/>
      <style:text-properties style:font-name="Montserra" fo:font-size="11pt" officeooo:rsid="003753c8" officeooo:paragraph-rsid="003753c8" style:font-size-asian="11pt" style:font-size-complex="11pt"/>
    </style:style>
    <style:style style:name="P102" style:family="paragraph" style:parent-style-name="Standard">
      <style:paragraph-properties fo:line-height="100%" fo:text-align="start" style:justify-single-word="false" fo:orphans="0" fo:widows="0"/>
      <style:text-properties style:font-name="Montserra" fo:font-size="11pt" officeooo:rsid="001bddea" officeooo:paragraph-rsid="001bddea" style:font-size-asian="11pt" style:font-size-complex="11pt"/>
    </style:style>
    <style:style style:name="P103" style:family="paragraph" style:parent-style-name="Standard">
      <style:paragraph-properties fo:line-height="100%" fo:text-align="start" style:justify-single-word="false" fo:orphans="0" fo:widows="0"/>
      <style:text-properties style:font-name="Montserra" fo:font-size="11pt" officeooo:rsid="004dfc9c" officeooo:paragraph-rsid="004dfc9c" style:font-size-asian="11pt" style:font-size-complex="11pt"/>
    </style:style>
    <style:style style:name="P104" style:family="paragraph" style:parent-style-name="Standard">
      <style:paragraph-properties fo:line-height="100%" fo:text-align="start" style:justify-single-word="false" fo:orphans="0" fo:widows="0"/>
      <style:text-properties style:font-name="Montserra" fo:font-size="11pt" officeooo:rsid="001e11aa" officeooo:paragraph-rsid="001e11aa" style:font-size-asian="11pt" style:font-size-complex="11pt"/>
    </style:style>
    <style:style style:name="P105" style:family="paragraph" style:parent-style-name="Standard">
      <style:paragraph-properties fo:line-height="100%" fo:text-align="start" style:justify-single-word="false" fo:orphans="0" fo:widows="0"/>
      <style:text-properties style:font-name="Montserra" fo:font-size="11pt" officeooo:rsid="005105be" officeooo:paragraph-rsid="0051a521" style:font-size-asian="11pt" style:font-size-complex="11pt"/>
    </style:style>
    <style:style style:name="P106" style:family="paragraph" style:parent-style-name="Standard">
      <style:paragraph-properties fo:line-height="100%" fo:text-align="start" style:justify-single-word="false" fo:orphans="0" fo:widows="0"/>
      <style:text-properties style:font-name="Montserra" fo:font-size="11pt" officeooo:rsid="00525432" officeooo:paragraph-rsid="00525432" style:font-size-asian="11pt" style:font-size-complex="11pt"/>
    </style:style>
    <style:style style:name="P107" style:family="paragraph" style:parent-style-name="Standard">
      <style:paragraph-properties fo:line-height="100%" fo:text-align="start" style:justify-single-word="false" fo:orphans="0" fo:widows="0"/>
      <style:text-properties style:font-name="Montserra" fo:font-size="11pt" officeooo:rsid="00202373" officeooo:paragraph-rsid="00202373" style:font-size-asian="11pt" style:font-size-complex="11pt"/>
    </style:style>
    <style:style style:name="P108" style:family="paragraph" style:parent-style-name="Standard">
      <style:paragraph-properties fo:line-height="100%" fo:text-align="start" style:justify-single-word="false" fo:orphans="0" fo:widows="0"/>
      <style:text-properties style:font-name="Montserra" fo:font-size="11pt" officeooo:rsid="0021a7e5" officeooo:paragraph-rsid="0021a7e5" style:font-size-asian="11pt" style:font-size-complex="11pt"/>
    </style:style>
    <style:style style:name="P109" style:family="paragraph" style:parent-style-name="Standard">
      <style:paragraph-properties fo:line-height="100%" fo:text-align="start" style:justify-single-word="false" fo:orphans="0" fo:widows="0"/>
      <style:text-properties style:font-name="Montserra" fo:font-size="11pt" officeooo:rsid="005d7346" officeooo:paragraph-rsid="005d7346" style:font-size-asian="11pt" style:font-size-complex="11pt"/>
    </style:style>
    <style:style style:name="P110" style:family="paragraph" style:parent-style-name="Standard">
      <style:paragraph-properties fo:line-height="100%" fo:text-align="start" style:justify-single-word="false" fo:orphans="0" fo:widows="0"/>
      <style:text-properties style:font-name="Montserra" fo:font-size="11pt" officeooo:rsid="00227f60" officeooo:paragraph-rsid="00227f60" style:font-size-asian="11pt" style:font-size-complex="11pt"/>
    </style:style>
    <style:style style:name="P111" style:family="paragraph" style:parent-style-name="Standard">
      <style:paragraph-properties fo:line-height="100%" fo:text-align="start" style:justify-single-word="false" fo:orphans="0" fo:widows="0"/>
      <style:text-properties style:font-name="Montserra" fo:font-size="11pt" officeooo:rsid="0022a751" officeooo:paragraph-rsid="0022a751" style:font-size-asian="11pt" style:font-size-complex="11pt"/>
    </style:style>
    <style:style style:name="P112" style:family="paragraph" style:parent-style-name="Standard">
      <style:paragraph-properties fo:line-height="100%" fo:text-align="start" style:justify-single-word="false" fo:orphans="0" fo:widows="0"/>
      <style:text-properties style:font-name="Montserra" fo:font-size="11pt" officeooo:rsid="009ff784" officeooo:paragraph-rsid="009ff784" style:font-size-asian="11pt" style:font-size-complex="11pt"/>
    </style:style>
    <style:style style:name="P113" style:family="paragraph" style:parent-style-name="Standard">
      <style:paragraph-properties fo:line-height="100%" fo:text-align="start" style:justify-single-word="false" fo:orphans="0" fo:widows="0"/>
      <style:text-properties style:font-name="Montserra" fo:font-size="11pt" officeooo:rsid="006231a8" officeooo:paragraph-rsid="006231a8" style:font-size-asian="11pt" style:font-size-complex="11pt"/>
    </style:style>
    <style:style style:name="P114" style:family="paragraph" style:parent-style-name="Standard">
      <style:paragraph-properties fo:line-height="100%" fo:text-align="start" style:justify-single-word="false" fo:orphans="0" fo:widows="0"/>
      <style:text-properties style:font-name="Montserra" fo:font-size="11pt" officeooo:rsid="002480b8" officeooo:paragraph-rsid="002480b8" style:font-size-asian="11pt" style:font-size-complex="11pt"/>
    </style:style>
    <style:style style:name="P115" style:family="paragraph" style:parent-style-name="Standard">
      <style:paragraph-properties fo:line-height="100%" fo:text-align="start" style:justify-single-word="false" fo:orphans="0" fo:widows="0"/>
      <style:text-properties style:font-name="Montserra" fo:font-size="11pt" officeooo:rsid="002480b8" officeooo:paragraph-rsid="00267bd6" style:font-size-asian="11pt" style:font-size-complex="11pt"/>
    </style:style>
    <style:style style:name="P116" style:family="paragraph" style:parent-style-name="Standard">
      <style:paragraph-properties fo:line-height="100%" fo:text-align="start" style:justify-single-word="false" fo:orphans="0" fo:widows="0"/>
      <style:text-properties style:font-name="Montserra" fo:font-size="11pt" officeooo:rsid="006558b8" officeooo:paragraph-rsid="006558b8" style:font-size-asian="11pt" style:font-size-complex="11pt"/>
    </style:style>
    <style:style style:name="P117" style:family="paragraph" style:parent-style-name="Standard">
      <style:paragraph-properties fo:line-height="100%" fo:text-align="start" style:justify-single-word="false" fo:orphans="0" fo:widows="0"/>
      <style:text-properties style:font-name="Montserra" fo:font-size="11pt" officeooo:rsid="00267bd6" officeooo:paragraph-rsid="00267bd6" style:font-size-asian="11pt" style:font-size-complex="11pt"/>
    </style:style>
    <style:style style:name="P118" style:family="paragraph" style:parent-style-name="Standard">
      <style:paragraph-properties fo:line-height="100%" fo:text-align="start" style:justify-single-word="false" fo:orphans="0" fo:widows="0"/>
      <style:text-properties style:font-name="Montserra" fo:font-size="11pt" officeooo:rsid="0068d6b5" officeooo:paragraph-rsid="0068d6b5" style:font-size-asian="11pt" style:font-size-complex="11pt"/>
    </style:style>
    <style:style style:name="P119" style:family="paragraph" style:parent-style-name="Standard">
      <style:paragraph-properties fo:line-height="100%" fo:text-align="start" style:justify-single-word="false" fo:orphans="0" fo:widows="0"/>
      <style:text-properties style:font-name="Montserra" fo:font-size="11pt" officeooo:rsid="0026fb3a" officeooo:paragraph-rsid="0026fb3a" style:font-size-asian="11pt" style:font-size-complex="11pt"/>
    </style:style>
    <style:style style:name="P120" style:family="paragraph" style:parent-style-name="Standard">
      <style:paragraph-properties fo:line-height="100%" fo:text-align="start" style:justify-single-word="false" fo:orphans="0" fo:widows="0"/>
      <style:text-properties style:font-name="Montserra" fo:font-size="11pt" officeooo:rsid="006c50ed" officeooo:paragraph-rsid="006c50ed" style:font-size-asian="11pt" style:font-size-complex="11pt"/>
    </style:style>
    <style:style style:name="P121" style:family="paragraph" style:parent-style-name="Standard">
      <style:paragraph-properties fo:line-height="100%" fo:text-align="start" style:justify-single-word="false" fo:orphans="0" fo:widows="0"/>
      <style:text-properties style:font-name="Montserra" fo:font-size="11pt" officeooo:rsid="0028f015" officeooo:paragraph-rsid="0028f015" style:font-size-asian="11pt" style:font-size-complex="11pt"/>
    </style:style>
    <style:style style:name="P122" style:family="paragraph" style:parent-style-name="Standard">
      <style:paragraph-properties fo:line-height="100%" fo:text-align="start" style:justify-single-word="false" fo:orphans="0" fo:widows="0"/>
      <style:text-properties style:font-name="Montserra" fo:font-size="11pt" officeooo:rsid="0029a37c" officeooo:paragraph-rsid="0029a37c" style:font-size-asian="11pt" style:font-size-complex="11pt"/>
    </style:style>
    <style:style style:name="P123" style:family="paragraph" style:parent-style-name="Standard">
      <style:paragraph-properties fo:line-height="100%" fo:text-align="start" style:justify-single-word="false" fo:orphans="0" fo:widows="0"/>
      <style:text-properties style:font-name="Montserra" fo:font-size="11pt" officeooo:rsid="0072c28e" officeooo:paragraph-rsid="0072c28e" style:font-size-asian="11pt" style:font-size-complex="11pt"/>
    </style:style>
    <style:style style:name="P124" style:family="paragraph" style:parent-style-name="Standard">
      <style:paragraph-properties fo:line-height="100%" fo:text-align="start" style:justify-single-word="false" fo:orphans="0" fo:widows="0"/>
      <style:text-properties style:font-name="Montserra" fo:font-size="11pt" officeooo:rsid="002af100" officeooo:paragraph-rsid="002af100" style:font-size-asian="11pt" style:font-size-complex="11pt"/>
    </style:style>
    <style:style style:name="P125" style:family="paragraph" style:parent-style-name="Standard">
      <style:paragraph-properties fo:line-height="100%" fo:text-align="start" style:justify-single-word="false" fo:orphans="0" fo:widows="0"/>
      <style:text-properties style:font-name="Montserra" fo:font-size="11pt" officeooo:rsid="0098ec0c" officeooo:paragraph-rsid="0098ec0c" style:font-size-asian="11pt" style:font-size-complex="11pt"/>
    </style:style>
    <style:style style:name="P126" style:family="paragraph" style:parent-style-name="Standard">
      <style:paragraph-properties fo:line-height="100%" fo:text-align="start" style:justify-single-word="false" fo:orphans="0" fo:widows="0"/>
      <style:text-properties style:font-name="Montserra" fo:font-size="11pt" officeooo:rsid="00788421" officeooo:paragraph-rsid="00788421" style:font-size-asian="11pt" style:font-size-complex="11pt"/>
    </style:style>
    <style:style style:name="P127" style:family="paragraph" style:parent-style-name="Standard">
      <style:paragraph-properties fo:line-height="100%" fo:text-align="start" style:justify-single-word="false" fo:orphans="0" fo:widows="0"/>
      <style:text-properties style:font-name="Montserra" fo:font-size="11pt" officeooo:rsid="002d1cbd" officeooo:paragraph-rsid="002d1cbd" style:font-size-asian="11pt" style:font-size-complex="11pt"/>
    </style:style>
    <style:style style:name="P128" style:family="paragraph" style:parent-style-name="Standard">
      <style:paragraph-properties fo:line-height="100%" fo:text-align="start" style:justify-single-word="false" fo:orphans="0" fo:widows="0"/>
      <style:text-properties style:font-name="Montserra" fo:font-size="11pt" officeooo:rsid="007b9df4" officeooo:paragraph-rsid="007b9df4" style:font-size-asian="11pt" style:font-size-complex="11pt"/>
    </style:style>
    <style:style style:name="P129" style:family="paragraph" style:parent-style-name="Standard">
      <style:paragraph-properties fo:line-height="100%" fo:text-align="start" style:justify-single-word="false" fo:orphans="0" fo:widows="0"/>
      <style:text-properties style:font-name="Montserra" fo:font-size="11pt" officeooo:rsid="007dfd46" officeooo:paragraph-rsid="007dfd46" style:font-size-asian="11pt" style:font-size-complex="11pt"/>
    </style:style>
    <style:style style:name="P130" style:family="paragraph" style:parent-style-name="Standard">
      <style:paragraph-properties fo:line-height="100%" fo:text-align="start" style:justify-single-word="false" fo:orphans="0" fo:widows="0"/>
      <style:text-properties style:font-name="Montserra" fo:font-size="11pt" fo:font-style="italic" officeooo:rsid="00470e20" officeooo:paragraph-rsid="00470e20" style:font-size-asian="11pt" style:font-style-asian="italic" style:font-size-complex="11pt" style:font-style-complex="italic"/>
    </style:style>
    <style:style style:name="P131" style:family="paragraph" style:parent-style-name="Standard">
      <style:paragraph-properties fo:line-height="100%" fo:text-align="start" style:justify-single-word="false" fo:orphans="0" fo:widows="0"/>
      <style:text-properties style:font-name="Montserra" fo:font-size="11pt" fo:font-style="italic" officeooo:rsid="00470e20" officeooo:paragraph-rsid="007b3ee4" style:font-size-asian="11pt" style:font-style-asian="italic" style:font-size-complex="11pt" style:font-style-complex="italic"/>
    </style:style>
    <style:style style:name="P132" style:family="paragraph" style:parent-style-name="Standard">
      <style:paragraph-properties fo:line-height="100%" fo:text-align="start" style:justify-single-word="false" fo:orphans="0" fo:widows="0"/>
      <style:text-properties style:font-name="Montserra" fo:font-size="11pt" fo:font-style="italic" officeooo:rsid="00611e61" officeooo:paragraph-rsid="009ea4ab" style:font-size-asian="11pt" style:font-style-asian="italic" style:font-size-complex="11pt" style:font-style-complex="italic"/>
    </style:style>
    <style:style style:name="P133" style:family="paragraph" style:parent-style-name="Standard">
      <style:paragraph-properties fo:line-height="100%" fo:text-align="start" style:justify-single-word="false" fo:orphans="0" fo:widows="0"/>
      <style:text-properties style:font-name="Montserra" fo:font-size="11pt" fo:font-style="italic" officeooo:rsid="00611e61" officeooo:paragraph-rsid="00611e61" style:font-size-asian="11pt" style:font-style-asian="italic" style:font-size-complex="11pt" style:font-style-complex="italic"/>
    </style:style>
    <style:style style:name="P134" style:family="paragraph" style:parent-style-name="Standard">
      <style:paragraph-properties fo:line-height="100%" fo:text-align="start" style:justify-single-word="false" fo:orphans="0" fo:widows="0"/>
      <style:text-properties style:font-name="Montserra" fo:font-size="11pt" fo:font-style="italic" style:font-size-asian="11pt" style:font-style-asian="italic" style:font-size-complex="11pt" style:font-style-complex="italic"/>
    </style:style>
    <style:style style:name="P135" style:family="paragraph" style:parent-style-name="Standard">
      <style:paragraph-properties fo:line-height="100%" fo:text-align="start" style:justify-single-word="false" fo:orphans="0" fo:widows="0"/>
      <style:text-properties style:font-name="Montserra" fo:font-size="11pt" fo:font-style="italic" officeooo:paragraph-rsid="006dbb2f" style:font-size-asian="11pt" style:font-style-asian="italic" style:font-size-complex="11pt" style:font-style-complex="italic"/>
    </style:style>
    <style:style style:name="P136" style:family="paragraph" style:parent-style-name="Standard">
      <style:paragraph-properties fo:line-height="100%" fo:text-align="start" style:justify-single-word="false" fo:orphans="0" fo:widows="0"/>
      <style:text-properties style:font-name="Montserra" fo:font-size="11pt" fo:font-style="italic" officeooo:paragraph-rsid="0070a6e3" style:font-size-asian="11pt" style:font-style-asian="italic" style:font-size-complex="11pt" style:font-style-complex="italic"/>
    </style:style>
    <style:style style:name="P137" style:family="paragraph" style:parent-style-name="Standard">
      <style:paragraph-properties fo:line-height="100%" fo:text-align="start" style:justify-single-word="false" fo:orphans="0" fo:widows="0"/>
      <style:text-properties style:font-name="Montserra" fo:font-size="11pt" fo:font-style="italic" officeooo:rsid="005539e0" officeooo:paragraph-rsid="005539e0" style:font-size-asian="11pt" style:font-style-asian="italic" style:font-size-complex="11pt" style:font-style-complex="italic"/>
    </style:style>
    <style:style style:name="P138" style:family="paragraph" style:parent-style-name="Standard">
      <style:paragraph-properties fo:line-height="100%" fo:text-align="start" style:justify-single-word="false" fo:orphans="0" fo:widows="0"/>
      <style:text-properties style:font-name="Montserra" fo:font-size="11pt" fo:font-style="italic" officeooo:rsid="005b82a3" officeooo:paragraph-rsid="005f5dff" style:font-size-asian="11pt" style:font-style-asian="italic" style:font-size-complex="11pt" style:font-style-complex="italic"/>
    </style:style>
    <style:style style:name="P139" style:family="paragraph" style:parent-style-name="Standard">
      <style:paragraph-properties fo:line-height="100%" fo:text-align="start" style:justify-single-word="false" fo:orphans="0" fo:widows="0"/>
      <style:text-properties style:font-name="Montserra" fo:font-size="11pt" fo:font-style="italic" officeooo:rsid="00971b30" officeooo:paragraph-rsid="00971b30" style:font-size-asian="11pt" style:font-style-asian="italic" style:font-size-complex="11pt" style:font-style-complex="italic"/>
    </style:style>
    <style:style style:name="P140" style:family="paragraph" style:parent-style-name="Standard" style:list-style-name="WWNum6">
      <style:paragraph-properties fo:margin-left="0.5in" fo:margin-right="0in" fo:text-indent="-0.25in" style:auto-text-indent="false"/>
      <style:text-properties fo:font-size="11pt" officeooo:paragraph-rsid="00a6bd64" style:font-size-asian="11pt" style:font-size-complex="11pt"/>
    </style:style>
    <style:style style:name="P141" style:family="paragraph" style:parent-style-name="Standard" style:list-style-name="WWNum6">
      <style:paragraph-properties fo:margin-left="0.5in" fo:margin-right="0in" fo:text-indent="-0.25in" style:auto-text-indent="false"/>
      <style:text-properties fo:font-size="11pt" officeooo:paragraph-rsid="00a7ef8f" style:font-size-asian="11pt" style:font-size-complex="11pt"/>
    </style:style>
    <style:style style:name="P142" style:family="paragraph" style:parent-style-name="Standard">
      <style:paragraph-properties fo:line-height="100%" fo:orphans="0" fo:widows="0"/>
      <style:text-properties fo:font-size="11pt" officeooo:paragraph-rsid="00da44f2" style:font-size-asian="11pt" style:font-size-complex="11pt"/>
    </style:style>
    <style:style style:name="P143" style:family="paragraph" style:parent-style-name="Standard">
      <style:paragraph-properties fo:line-height="100%" fo:orphans="0" fo:widows="0"/>
      <style:text-properties fo:font-size="11pt" officeooo:paragraph-rsid="00db38cc" style:font-size-asian="11pt" style:font-size-complex="11pt"/>
    </style:style>
    <style:style style:name="P144" style:family="paragraph" style:parent-style-name="Standard">
      <style:paragraph-properties fo:line-height="100%" fo:orphans="0" fo:widows="0"/>
      <style:text-properties fo:font-size="11pt" officeooo:paragraph-rsid="00e15926" style:font-size-asian="11pt" style:font-size-complex="11pt"/>
    </style:style>
    <style:style style:name="P145" style:family="paragraph" style:parent-style-name="Standard">
      <style:paragraph-properties fo:line-height="100%" fo:orphans="0" fo:widows="0"/>
      <style:text-properties fo:font-size="11pt" officeooo:paragraph-rsid="00e2ea39" style:font-size-asian="11pt" style:font-size-complex="11pt"/>
    </style:style>
    <style:style style:name="P146" style:family="paragraph" style:parent-style-name="Standard" style:list-style-name="L11">
      <style:paragraph-properties fo:line-height="100%" fo:orphans="0" fo:widows="0"/>
      <style:text-properties fo:font-size="11pt" style:font-size-asian="11pt" style:font-size-complex="11pt"/>
    </style:style>
    <style:style style:name="P147" style:family="paragraph" style:parent-style-name="Standard">
      <style:paragraph-properties fo:line-height="100%" fo:orphans="0" fo:widows="0"/>
      <style:text-properties fo:font-size="11pt" officeooo:paragraph-rsid="00e487d7" style:font-size-asian="11pt" style:font-size-complex="11pt"/>
    </style:style>
    <style:style style:name="P148" style:family="paragraph" style:parent-style-name="Standard">
      <style:paragraph-properties fo:line-height="100%" fo:orphans="0" fo:widows="0"/>
      <style:text-properties fo:font-size="11pt" officeooo:paragraph-rsid="00e57c6f" style:font-size-asian="11pt" style:font-size-complex="11pt"/>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officeooo:rsid="009580d1" style:font-name-asian="Montserrat1" style:font-size-asian="12pt" style:font-name-complex="Montserrat1" style:font-size-complex="12pt"/>
    </style:style>
    <style:style style:name="T3" style:family="text">
      <style:text-properties style:font-name="Montserrat" fo:font-size="12pt" officeooo:rsid="00a7ef8f" style:font-name-asian="Montserrat1" style:font-size-asian="12pt" style:font-name-complex="Montserrat1" style:font-size-complex="12pt"/>
    </style:style>
    <style:style style:name="T4" style:family="text">
      <style:text-properties style:font-name="Montserrat" fo:font-size="12pt" officeooo:rsid="00a923ab" style:font-name-asian="Montserrat1" style:font-size-asian="12pt" style:font-name-complex="Montserrat1" style:font-size-complex="12pt"/>
    </style:style>
    <style:style style:name="T5" style:family="text">
      <style:text-properties style:font-name="Montserrat" fo:font-size="12pt" officeooo:rsid="00a93930" style:font-name-asian="Montserrat1" style:font-size-asian="12pt" style:font-name-complex="Montserrat1" style:font-size-complex="12pt"/>
    </style:style>
    <style:style style:name="T6" style:family="text">
      <style:text-properties style:font-name="Montserrat" fo:font-size="12pt" officeooo:rsid="00da44f2" style:font-name-asian="Montserrat1" style:font-size-asian="12pt" style:font-name-complex="Montserrat1" style:font-size-complex="12pt"/>
    </style:style>
    <style:style style:name="T7" style:family="text">
      <style:text-properties style:font-name="Montserrat" fo:font-size="12pt" officeooo:rsid="00db38cc" style:font-name-asian="Montserrat1" style:font-size-asian="12pt" style:font-name-complex="Montserrat1" style:font-size-complex="12pt"/>
    </style:style>
    <style:style style:name="T8" style:family="text">
      <style:text-properties style:font-name="Montserrat" fo:font-size="12pt" officeooo:rsid="00dfb2de" style:font-name-asian="Montserrat1" style:font-size-asian="12pt" style:font-name-complex="Montserrat1" style:font-size-complex="12pt"/>
    </style:style>
    <style:style style:name="T9" style:family="text">
      <style:text-properties style:font-name="Montserrat" fo:font-size="12pt" officeooo:rsid="00e15926" style:font-name-asian="Montserrat1" style:font-size-asian="12pt" style:font-name-complex="Montserrat1" style:font-size-complex="12pt"/>
    </style:style>
    <style:style style:name="T10" style:family="text">
      <style:text-properties style:font-name="Montserrat" fo:font-size="12pt" officeooo:rsid="00e2ea39" style:font-name-asian="Montserrat1" style:font-size-asian="12pt" style:font-name-complex="Montserrat1" style:font-size-complex="12pt"/>
    </style:style>
    <style:style style:name="T11" style:family="text">
      <style:text-properties style:font-name="Montserrat" fo:font-size="12pt" officeooo:rsid="00e487d7" style:font-name-asian="Montserrat1" style:font-size-asian="12pt" style:font-name-complex="Montserrat1" style:font-size-complex="12pt"/>
    </style:style>
    <style:style style:name="T12" style:family="text">
      <style:text-properties style:font-name="Montserrat" fo:font-size="12pt" officeooo:rsid="00e57c6f" style:font-name-asian="Montserrat1" style:font-size-asian="12pt" style:font-name-complex="Montserrat1" style:font-size-complex="12pt"/>
    </style:style>
    <style:style style:name="T13" style:family="text">
      <style:text-properties style:font-name="Montserrat" fo:font-size="12pt" officeooo:rsid="00e831ec" style:font-name-asian="Montserrat1" style:font-size-asian="12pt" style:font-name-complex="Montserrat1" style:font-size-complex="12pt"/>
    </style:style>
    <style:style style:name="T14" style:family="text">
      <style:text-properties style:font-name="Montserrat" fo:font-size="12pt" fo:font-style="normal" style:font-name-asian="Montserrat1" style:font-size-asian="12pt" style:font-style-asian="normal" style:font-name-complex="Montserrat1" style:font-size-complex="12pt" style:font-style-complex="normal"/>
    </style:style>
    <style:style style:name="T15" style:family="text">
      <style:text-properties style:font-name="Montserrat" fo:font-size="12pt" fo:font-style="normal" officeooo:rsid="00963058" style:font-name-asian="Montserrat1" style:font-size-asian="12pt" style:font-style-asian="normal" style:font-name-complex="Montserrat1" style:font-size-complex="12pt" style:font-style-complex="normal"/>
    </style:style>
    <style:style style:name="T16" style:family="text">
      <style:text-properties style:font-name="Montserrat" fo:font-size="12pt" fo:font-style="normal" officeooo:rsid="009cee93" style:font-name-asian="Montserrat1" style:font-size-asian="12pt" style:font-style-asian="normal" style:font-name-complex="Montserrat1" style:font-size-complex="12pt" style:font-style-complex="normal"/>
    </style:style>
    <style:style style:name="T17" style:family="text">
      <style:text-properties style:font-name="Montserrat" style:font-name-asian="Montserrat1" style:font-name-complex="Montserrat1"/>
    </style:style>
    <style:style style:name="T18" style:family="text">
      <style:text-properties style:font-name="Montserrat" officeooo:rsid="009580d1" style:font-name-asian="Montserrat1" style:font-name-complex="Montserrat1"/>
    </style:style>
    <style:style style:name="T19" style:family="text">
      <style:text-properties style:font-name="Montserrat" officeooo:rsid="00a7ef8f" style:font-name-asian="Montserrat1" style:font-name-complex="Montserrat1"/>
    </style:style>
    <style:style style:name="T20" style:family="text">
      <style:text-properties style:font-name="Montserrat" officeooo:rsid="00a923ab" style:font-name-asian="Montserrat1" style:font-name-complex="Montserrat1"/>
    </style:style>
    <style:style style:name="T21" style:family="text">
      <style:text-properties style:font-name="Montserrat" officeooo:rsid="00a93930" style:font-name-asian="Montserrat1" style:font-name-complex="Montserrat1"/>
    </style:style>
    <style:style style:name="T22" style:family="text">
      <style:text-properties style:font-name="Montserrat" officeooo:rsid="00da44f2" style:font-name-asian="Montserrat1" style:font-name-complex="Montserrat1"/>
    </style:style>
    <style:style style:name="T23" style:family="text">
      <style:text-properties style:font-name="Montserrat" officeooo:rsid="00e831ec" style:font-name-asian="Montserrat1" style:font-name-complex="Montserrat1"/>
    </style:style>
    <style:style style:name="T24" style:family="text">
      <style:text-properties style:font-name="Montserrat" officeooo:rsid="00db38cc" style:font-name-asian="Montserrat1" style:font-name-complex="Montserrat1"/>
    </style:style>
    <style:style style:name="T25" style:family="text">
      <style:text-properties style:font-name="Montserrat" officeooo:rsid="00dfb2de" style:font-name-asian="Montserrat1" style:font-name-complex="Montserrat1"/>
    </style:style>
    <style:style style:name="T26" style:family="text">
      <style:text-properties style:font-name="Montserrat" officeooo:rsid="00e15926" style:font-name-asian="Montserrat1" style:font-name-complex="Montserrat1"/>
    </style:style>
    <style:style style:name="T27" style:family="text">
      <style:text-properties style:font-name="Montserrat" officeooo:rsid="00e2ea39" style:font-name-asian="Montserrat1" style:font-name-complex="Montserrat1"/>
    </style:style>
    <style:style style:name="T28" style:family="text">
      <style:text-properties style:font-name="Montserrat" officeooo:rsid="00e487d7" style:font-name-asian="Montserrat1" style:font-name-complex="Montserrat1"/>
    </style:style>
    <style:style style:name="T29" style:family="text">
      <style:text-properties style:font-name="Montserrat" officeooo:rsid="00e57c6f" style:font-name-asian="Montserrat1" style:font-name-complex="Montserrat1"/>
    </style:style>
    <style:style style:name="T30" style:family="text">
      <style:text-properties style:font-name="Montserrat" fo:font-style="normal" style:font-name-asian="Montserrat1" style:font-style-asian="normal" style:font-name-complex="Montserrat1" style:font-style-complex="normal"/>
    </style:style>
    <style:style style:name="T31" style:family="text">
      <style:text-properties style:font-name="Montserrat" fo:font-style="normal" officeooo:rsid="00963058" style:font-name-asian="Montserrat1" style:font-style-asian="normal" style:font-name-complex="Montserrat1" style:font-style-complex="normal"/>
    </style:style>
    <style:style style:name="T32" style:family="text">
      <style:text-properties style:font-name="Montserrat" fo:font-style="normal" officeooo:rsid="009cee93" style:font-name-asian="Montserrat1" style:font-style-asian="normal" style:font-name-complex="Montserrat1" style:font-style-complex="normal"/>
    </style:style>
    <style:style style:name="T33" style:family="text">
      <style:text-properties fo:color="#000000" loext:opacity="100%" style:font-name="Montserrat" fo:font-size="12pt" style:text-underline-style="none" style:font-name-asian="Montserrat1" style:font-size-asian="12pt" style:font-name-complex="Montserrat1" style:font-size-complex="12pt"/>
    </style:style>
    <style:style style:name="T34" style:family="text">
      <style:text-properties fo:font-size="14pt" fo:font-weight="bold" style:font-size-asian="14pt" style:font-weight-asian="bold" style:font-size-complex="14pt"/>
    </style:style>
    <style:style style:name="T35" style:family="text">
      <style:text-properties fo:font-size="12pt" style:font-size-asian="12pt" style:font-size-complex="12pt"/>
    </style:style>
    <style:style style:name="T36" style:family="text">
      <style:text-properties officeooo:rsid="0018af7c"/>
    </style:style>
    <style:style style:name="T37" style:family="text">
      <style:text-properties officeooo:rsid="00202c81"/>
    </style:style>
    <style:style style:name="T38" style:family="text">
      <style:text-properties officeooo:rsid="0022a751"/>
    </style:style>
    <style:style style:name="T39" style:family="text">
      <style:text-properties officeooo:rsid="00267bd6"/>
    </style:style>
    <style:style style:name="T40" style:family="text">
      <style:text-properties officeooo:rsid="002c56d9"/>
    </style:style>
    <style:style style:name="T41" style:family="text">
      <style:text-properties officeooo:rsid="002d1cbd"/>
    </style:style>
    <style:style style:name="T42" style:family="text">
      <style:text-properties officeooo:rsid="002f5f76"/>
    </style:style>
    <style:style style:name="T43" style:family="text">
      <style:text-properties officeooo:rsid="00315f0d"/>
    </style:style>
    <style:style style:name="T44" style:family="text">
      <style:text-properties officeooo:rsid="003352c6"/>
    </style:style>
    <style:style style:name="T45" style:family="text">
      <style:text-properties officeooo:rsid="00355f83"/>
    </style:style>
    <style:style style:name="T46" style:family="text">
      <style:text-properties officeooo:rsid="003753c8"/>
    </style:style>
    <style:style style:name="T47" style:family="text">
      <style:text-properties officeooo:rsid="0045f0ba"/>
    </style:style>
    <style:style style:name="T48" style:family="text">
      <style:text-properties officeooo:rsid="004720ee"/>
    </style:style>
    <style:style style:name="T49" style:family="text">
      <style:text-properties officeooo:rsid="004b62c9"/>
    </style:style>
    <style:style style:name="T50" style:family="text">
      <style:text-properties officeooo:rsid="004c053e"/>
    </style:style>
    <style:style style:name="T51" style:family="text">
      <style:text-properties officeooo:rsid="004d385f"/>
    </style:style>
    <style:style style:name="T52" style:family="text">
      <style:text-properties officeooo:rsid="004dfc9c"/>
    </style:style>
    <style:style style:name="T53" style:family="text">
      <style:text-properties officeooo:rsid="0051a521"/>
    </style:style>
    <style:style style:name="T54" style:family="text">
      <style:text-properties style:font-name="Montserra"/>
    </style:style>
    <style:style style:name="T55" style:family="text">
      <style:text-properties style:font-name="Montserra" fo:font-style="normal" officeooo:rsid="00971b30" style:font-style-asian="normal" style:font-style-complex="normal"/>
    </style:style>
    <style:style style:name="T56" style:family="text">
      <style:text-properties style:font-name="Montserra" officeooo:rsid="00575a18"/>
    </style:style>
    <style:style style:name="T57" style:family="text">
      <style:text-properties style:font-name="Montserra" fo:font-style="italic" style:font-style-asian="italic" style:font-style-complex="italic"/>
    </style:style>
    <style:style style:name="T58" style:family="text">
      <style:text-properties style:font-name="Montserra" fo:font-style="italic" officeooo:rsid="00575a18" style:font-style-asian="italic" style:font-style-complex="italic"/>
    </style:style>
    <style:style style:name="T59" style:family="text">
      <style:text-properties style:font-name="Montserra" fo:font-size="11pt" fo:font-style="italic" style:font-size-asian="11pt" style:font-style-asian="italic" style:font-size-complex="11pt" style:font-style-complex="italic"/>
    </style:style>
    <style:style style:name="T60" style:family="text">
      <style:text-properties style:font-name="Montserra" fo:font-size="11pt" fo:font-style="italic" officeooo:rsid="00575a18" style:font-size-asian="11pt" style:font-style-asian="italic" style:font-size-complex="11pt" style:font-style-complex="italic"/>
    </style:style>
    <style:style style:name="T61" style:family="text">
      <style:text-properties style:font-name="Montserra" fo:font-size="11pt" style:font-size-asian="11pt" style:font-size-complex="11pt"/>
    </style:style>
    <style:style style:name="T62" style:family="text">
      <style:text-properties style:font-name="Montserra" fo:font-size="11pt" officeooo:rsid="00575a18" style:font-size-asian="11pt" style:font-size-complex="11pt"/>
    </style:style>
    <style:style style:name="T63" style:family="text">
      <style:text-properties fo:font-style="italic" style:font-style-asian="italic" style:font-style-complex="italic"/>
    </style:style>
    <style:style style:name="T64" style:family="text">
      <style:text-properties fo:font-style="italic" officeooo:rsid="00488c95" style:font-style-asian="italic" style:font-style-complex="italic"/>
    </style:style>
    <style:style style:name="T65" style:family="text">
      <style:text-properties fo:font-style="italic" officeooo:rsid="005539e0" style:font-style-asian="italic" style:font-style-complex="italic"/>
    </style:style>
    <style:style style:name="T66" style:family="text">
      <style:text-properties fo:font-style="italic" officeooo:rsid="0045f0ba" style:font-style-asian="italic" style:font-style-complex="italic"/>
    </style:style>
    <style:style style:name="T67" style:family="text">
      <style:text-properties fo:font-style="italic" officeooo:rsid="004b62c9" style:font-style-asian="italic" style:font-style-complex="italic"/>
    </style:style>
    <style:style style:name="T68" style:family="text">
      <style:text-properties fo:font-style="italic" officeooo:rsid="004c053e" style:font-style-asian="italic" style:font-style-complex="italic"/>
    </style:style>
    <style:style style:name="T69" style:family="text">
      <style:text-properties fo:font-style="italic" officeooo:rsid="00540dde" style:font-style-asian="italic" style:font-style-complex="italic"/>
    </style:style>
    <style:style style:name="T70" style:family="text">
      <style:text-properties fo:font-style="italic" officeooo:rsid="0051a521" style:font-style-asian="italic" style:font-style-complex="italic"/>
    </style:style>
    <style:style style:name="T71" style:family="text">
      <style:text-properties fo:font-style="italic" officeooo:rsid="005223ed" style:font-style-asian="italic" style:font-style-complex="italic"/>
    </style:style>
    <style:style style:name="T72" style:family="text">
      <style:text-properties fo:font-style="italic" officeooo:rsid="00611e61" style:font-style-asian="italic" style:font-style-complex="italic"/>
    </style:style>
    <style:style style:name="T73" style:family="text">
      <style:text-properties fo:font-style="normal" style:font-style-asian="normal" style:font-style-complex="normal"/>
    </style:style>
    <style:style style:name="T74" style:family="text">
      <style:text-properties officeooo:rsid="0059129f"/>
    </style:style>
    <style:style style:name="T75" style:family="text">
      <style:text-properties officeooo:rsid="005ad88d"/>
    </style:style>
    <style:style style:name="T76" style:family="text">
      <style:text-properties officeooo:rsid="005f5dff"/>
    </style:style>
    <style:style style:name="T77" style:family="text">
      <style:text-properties officeooo:rsid="00613586"/>
    </style:style>
    <style:style style:name="T78" style:family="text">
      <style:text-properties officeooo:rsid="006231a8"/>
    </style:style>
    <style:style style:name="T79" style:family="text">
      <style:text-properties officeooo:rsid="006263e1"/>
    </style:style>
    <style:style style:name="T80" style:family="text">
      <style:text-properties officeooo:rsid="006558b8"/>
    </style:style>
    <style:style style:name="T81" style:family="text">
      <style:text-properties officeooo:rsid="006a606d"/>
    </style:style>
    <style:style style:name="T82" style:family="text">
      <style:text-properties officeooo:rsid="006d268f"/>
    </style:style>
    <style:style style:name="T83" style:family="text">
      <style:text-properties officeooo:rsid="007167fa"/>
    </style:style>
    <style:style style:name="T84" style:family="text">
      <style:text-properties officeooo:rsid="0074b505"/>
    </style:style>
    <style:style style:name="T85" style:family="text">
      <style:text-properties officeooo:rsid="00799ab6"/>
    </style:style>
    <style:style style:name="T86" style:family="text">
      <style:text-properties officeooo:rsid="007ca3cc"/>
    </style:style>
    <style:style style:name="T87" style:family="text">
      <style:text-properties officeooo:rsid="0084e41d"/>
    </style:style>
    <style:style style:name="T88" style:family="text">
      <style:text-properties officeooo:rsid="008caed6"/>
    </style:style>
    <style:style style:name="T89" style:family="text">
      <style:text-properties officeooo:rsid="008dc0cd"/>
    </style:style>
    <style:style style:name="T90" style:family="text">
      <style:text-properties fo:font-weight="normal" style:font-weight-asian="normal" style:font-weight-complex="normal"/>
    </style:style>
    <style:style style:name="T91" style:family="text">
      <style:text-properties officeooo:rsid="008e5e98"/>
    </style:style>
    <style:style style:name="T92" style:family="text">
      <style:text-properties officeooo:rsid="008e84ff"/>
    </style:style>
    <style:style style:name="T93" style:family="text">
      <style:text-properties officeooo:rsid="009043e0"/>
    </style:style>
    <style:style style:name="T94" style:family="text">
      <style:text-properties officeooo:rsid="00963058"/>
    </style:style>
    <style:style style:name="T95" style:family="text">
      <style:text-properties officeooo:rsid="0098ec0c"/>
    </style:style>
    <style:style style:name="T96" style:family="text">
      <style:text-properties officeooo:rsid="009ea4ab"/>
    </style:style>
    <style:style style:name="T97" style:family="text">
      <style:text-properties officeooo:rsid="00a03121"/>
    </style:style>
    <style:style style:name="T98" style:family="text">
      <style:text-properties officeooo:rsid="00a1c16b"/>
    </style:style>
    <style:style style:name="T99" style:family="text">
      <style:text-properties officeooo:rsid="00a27bb3"/>
    </style:style>
    <style:style style:name="T100" style:family="text">
      <style:text-properties officeooo:rsid="00a61b93"/>
    </style:style>
    <style:style style:name="T101" style:family="text">
      <style:text-properties officeooo:rsid="00ac15e1"/>
    </style:style>
    <style:style style:name="T102" style:family="text">
      <style:text-properties officeooo:rsid="00af2b29"/>
    </style:style>
    <style:style style:name="T103" style:family="text">
      <style:text-properties officeooo:rsid="00b11ba3"/>
    </style:style>
    <style:style style:name="T104" style:family="text">
      <style:text-properties officeooo:rsid="00b30131"/>
    </style:style>
    <style:style style:name="T105" style:family="text">
      <style:text-properties officeooo:rsid="00b39ef0"/>
    </style:style>
    <style:style style:name="T106" style:family="text">
      <style:text-properties officeooo:rsid="00b49d46"/>
    </style:style>
    <style:style style:name="T107" style:family="text">
      <style:text-properties officeooo:rsid="00b5be40"/>
    </style:style>
    <style:style style:name="T108" style:family="text">
      <style:text-properties officeooo:rsid="00bc2db6"/>
    </style:style>
    <style:style style:name="T109" style:family="text">
      <style:text-properties officeooo:rsid="00bd54c9"/>
    </style:style>
    <style:style style:name="T110" style:family="text">
      <style:text-properties officeooo:rsid="00be1718"/>
    </style:style>
    <style:style style:name="T111" style:family="text">
      <style:text-properties officeooo:rsid="00c0d8ef"/>
    </style:style>
    <style:style style:name="T112" style:family="text">
      <style:text-properties officeooo:rsid="00c19083"/>
    </style:style>
    <style:style style:name="T113" style:family="text">
      <style:text-properties officeooo:rsid="00c33882"/>
    </style:style>
    <style:style style:name="T114" style:family="text">
      <style:text-properties officeooo:rsid="00c3477f"/>
    </style:style>
    <style:style style:name="T115" style:family="text">
      <style:text-properties officeooo:rsid="00c909a1"/>
    </style:style>
    <style:style style:name="T116" style:family="text">
      <style:text-properties officeooo:rsid="00caae6e"/>
    </style:style>
    <style:style style:name="T117" style:family="text">
      <style:text-properties officeooo:rsid="00ce4b0f"/>
    </style:style>
    <style:style style:name="T118" style:family="text">
      <style:text-properties officeooo:rsid="00d19018"/>
    </style:style>
    <style:style style:name="T119" style:family="text">
      <style:text-properties officeooo:rsid="00d4f482"/>
    </style:style>
    <style:style style:name="T120" style:family="text">
      <style:text-properties officeooo:rsid="00dce5a0"/>
    </style:style>
    <style:style style:name="T121" style:family="text">
      <style:text-properties officeooo:rsid="00dd0f7b"/>
    </style:style>
    <style:style style:name="T122" style:family="text">
      <style:text-properties officeooo:rsid="00dede35"/>
    </style:style>
    <style:style style:name="T123" style:family="text">
      <style:text-properties officeooo:rsid="00ed3caf"/>
    </style:style>
    <style:style style:name="T124" style:family="text">
      <style:text-properties officeooo:rsid="00f6d5bd"/>
    </style:style>
    <style:style style:name="T125" style:family="text">
      <style:text-properties officeooo:rsid="00fb99c4"/>
    </style:style>
    <style:style style:name="T126" style:family="text">
      <style:text-properties fo:font-size="11pt" style:font-size-asian="11pt" style:font-size-complex="11pt"/>
    </style:style>
    <style:style style:name="T127" style:family="text">
      <style:text-properties fo:font-size="11pt" officeooo:rsid="00ac15e1" style:font-size-asian="11pt" style:font-size-complex="11pt"/>
    </style:style>
    <style:style style:name="T128" style:family="text">
      <style:text-properties fo:font-size="11pt" officeooo:rsid="00b30131" style:font-size-asian="11pt" style:font-size-complex="11pt"/>
    </style:style>
    <style:style style:name="T129" style:family="text">
      <style:text-properties fo:font-size="11pt" officeooo:rsid="00b39ef0" style:font-size-asian="11pt" style:font-size-complex="11pt"/>
    </style:style>
    <style:style style:name="T130" style:family="text">
      <style:text-properties fo:font-size="11pt" officeooo:rsid="00c0d8ef" style:font-size-asian="11pt" style:font-size-complex="11pt"/>
    </style:style>
    <style:style style:name="T131" style:family="text">
      <style:text-properties fo:font-size="11pt" fo:font-weight="normal" style:font-size-asian="11pt" style:font-weight-asian="normal" style:font-size-complex="11pt" style:font-weight-complex="normal"/>
    </style:style>
    <style:style style:name="T132" style:family="text">
      <style:text-properties fo:font-size="2pt" style:font-size-asian="2pt" style:font-size-complex="2pt"/>
    </style:style>
    <style:style style:name="T133" style:family="text">
      <style:text-properties fo:font-size="2pt" officeooo:rsid="00c0d8ef" style:font-size-asian="2pt" style:font-size-complex="2pt"/>
    </style:style>
    <style:style style:name="T134" style:family="text">
      <style:text-properties fo:font-size="2pt" fo:font-weight="normal" style:font-size-asian="2pt" style:font-weight-asian="normal" style:font-size-complex="2pt" style:font-weight-complex="normal"/>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plk5899mvlqq"/></text:p>
      <text:p text:style-name="P15"><text:bookmark text:name="_1jgtpi0w9ri"/>Spécifications techniques</text:p>
      <text:p text:style-name="P14">MenuMaker x Qwenta</text:p>
      <text:p text:style-name="P6"/>
      <text:p text:style-name="P6"/>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Version</text:p>
          </table:table-cell>
          <table:table-cell table:style-name="Table1.A1" office:value-type="string">
            <text:p text:style-name="P8">Auteur</text:p>
          </table:table-cell>
          <table:table-cell table:style-name="Table1.A1" office:value-type="string">
            <text:p text:style-name="P8">Date</text:p>
          </table:table-cell>
          <table:table-cell table:style-name="Table1.A1" office:value-type="string">
            <text:p text:style-name="P8">Approbation </text:p>
          </table:table-cell>
        </table:table-row>
        <table:table-row table:style-name="Table1.1">
          <table:table-cell table:style-name="Table1.A2" office:value-type="string">
            <text:p text:style-name="P9">1.0</text:p>
          </table:table-cell>
          <table:table-cell table:style-name="Table1.B2" office:value-type="string">
            <text:p text:style-name="P10">Amandine Douguedroit</text:p>
          </table:table-cell>
          <table:table-cell table:style-name="Table1.C2" office:value-type="string">
            <text:p text:style-name="P9">[date de réalisation du document]</text:p>
          </table:table-cell>
          <table:table-cell table:style-name="Table1.D2" office:value-type="string">
            <text:p text:style-name="P9">[nom de la personne qui doit valider le document]</text:p>
          </table:table-cell>
        </table:table-row>
      </table:table>
      <text:p text:style-name="P7"/>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_RefHeading___Toc1297_796084503" text:style-name="Index_20_Link" text:visited-style-name="Index_20_Link">I. Choix technologiques<text:tab/>1</text:a></text:p>
          <text:p text:style-name="P21"><text:a xlink:type="simple" xlink:href="#__RefHeading___Toc1307_796084503" text:style-name="Index_20_Link" text:visited-style-name="Index_20_Link">II. Liens avec le back-end<text:tab/>10</text:a></text:p>
          <text:p text:style-name="P21"><text:a xlink:type="simple" xlink:href="#__RefHeading___Toc1305_796084503" text:style-name="Index_20_Link" text:visited-style-name="Index_20_Link">III. Préconisations concernant le domaine et l’hébergement<text:tab/>10</text:a></text:p>
          <text:p text:style-name="P21"><text:a xlink:type="simple" xlink:href="#__RefHeading___Toc1303_796084503" text:style-name="Index_20_Link" text:visited-style-name="Index_20_Link">IV. Accessibilité<text:tab/>11</text:a></text:p>
          <text:p text:style-name="P21"><text:a xlink:type="simple" xlink:href="#__RefHeading___Toc1301_796084503" text:style-name="Index_20_Link" text:visited-style-name="Index_20_Link">V. Recommandations en termes de sécurité<text:tab/>11</text:a></text:p>
          <text:p text:style-name="P21"><text:a xlink:type="simple" xlink:href="#__RefHeading___Toc1299_796084503" text:style-name="Index_20_Link" text:visited-style-name="Index_20_Link">VI. Maintenance du site et futures mises à jour<text:tab/>13</text:a></text:p>
        </text:index-body>
      </text:table-of-content>
      <text:p text:style-name="P17"/>
      <text:p text:style-name="P16"/>
      <text:p text:style-name="P16"/>
      <text:list xml:id="list2547088098" text:style-name="WWNum3">
        <text:list-item>
          <text:p text:style-name="P22"><text:bookmark-start text:name="__RefHeading___Toc1297_796084503"/><text:bookmark text:name="_409jm82qlgst"/>Choix technologiques<text:bookmark-end text:name="__RefHeading___Toc1297_796084503"/></text:p>
        </text:list-item>
      </text:list>
      <text:p text:style-name="P8"/>
      <text:list xml:id="list2464521264" text:style-name="WWNum4">
        <text:list-item>
          <text:p text:style-name="P25">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8">Besoin </text:p>
          </table:table-cell>
          <table:table-cell table:style-name="Table2.A1" office:value-type="string">
            <text:p text:style-name="P28">Contraintes</text:p>
          </table:table-cell>
          <table:table-cell table:style-name="Table2.A1" office:value-type="string">
            <text:p text:style-name="P28">Solution</text:p>
          </table:table-cell>
          <table:table-cell table:style-name="Table2.A1" office:value-type="string">
            <text:p text:style-name="P28">Description de la solution</text:p>
          </table:table-cell>
          <table:table-cell table:style-name="Table2.A1" office:value-type="string">
            <text:p text:style-name="P28">Justification (2 arguments)</text:p>
          </table:table-cell>
        </table:table-row>
        <table:table-row table:style-name="Table2.1">
          <table:table-cell table:style-name="Table2.A2" office:value-type="string">
            <text:p text:style-name="P31">Page <text:span text:style-name="T42">d’att</text:span><text:span text:style-name="T43">errissage</text:span></text:p>
          </table:table-cell>
          <table:table-cell table:style-name="Table2.B2" office:value-type="string">
            <text:p text:style-name="P32">La page <text:span text:style-name="T42">d’att</text:span><text:span text:style-name="T43">errissage </text:span>doit permettre à l’utilisateur de se connecter ou de créer un compte.</text:p>
          </table:table-cell>
          <table:table-cell table:style-name="Table2.C2" office:value-type="string">
            <text:p text:style-name="P38">React</text:p>
          </table:table-cell>
          <table:table-cell table:style-name="Table2.D2" office:value-type="string">
            <text:p text:style-name="P33"><text:span text:style-name="T63">React</text:span> est une bibliothèque JavaScript open-source développée par Facebook, utilisée pour la création d'interfaces utilisateur (UI) dynamiques et interactives.</text:p>
          </table:table-cell>
          <table:table-cell table:style-name="Table2.E2" office:value-type="string">
            <text:p text:style-name="P34">1) C’est une librairie très utilisée avec une communauté <text:span text:style-name="T48">active</text:span>.</text:p>
            <text:p text:style-name="P34">2) Le dev front-end du projet est à l’aise avec cette librairie.</text:p>
          </table:table-cell>
        </table:table-row>
        <table:table-row table:style-name="Table2.1">
          <table:table-cell table:style-name="Table2.A3" office:value-type="string">
            <text:p text:style-name="P35"><text:span text:style-name="T36">Modale avec f</text:span>ormulaire de <text:span text:style-name="T36">connexion / inscription</text:span></text:p>
          </table:table-cell>
          <table:table-cell table:style-name="Table2.B3" office:value-type="string">
            <text:p text:style-name="P35"><text:span text:style-name="T38">U</text:span>n mail <text:span text:style-name="T38">doit être envoyé à l’utilisateur</text:span> pour confirmer <text:span text:style-name="T38">l</text:span>a connexion / <text:span text:style-name="T36">inscription.</text:span></text:p>
          </table:table-cell>
          <table:table-cell table:style-name="Table2.C3" office:value-type="string">
            <text:p text:style-name="P36"><text:span text:style-name="T64">r</text:span><text:span text:style-name="T63">eact-</text:span><text:span text:style-name="T64">e</text:span><text:span text:style-name="T63">mail </text:span>+ <text:span text:style-name="T63">Resend</text:span></text:p>
          </table:table-cell>
          <table:table-cell table:style-name="Table2.D3" office:value-type="string">
            <text:p text:style-name="P36">Cette librairie React permet de personnaliser facilement les emails à envoyer. Couplée au SDK <text:span text:style-name="T63">Resend</text:span>, elle est un outil efficace pour l’envoi d’emails.</text:p>
            <text:p text:style-name="P90"/>
          </table:table-cell>
          <table:table-cell table:style-name="Table2.E3" office:value-type="string">
            <text:p text:style-name="P36">1) Ce choix est cohérent avec la décision de développer en React.</text:p>
            <text:p text:style-name="P36">2) <text:span text:style-name="T47">La combinaison </text:span><text:span text:style-name="T65">r</text:span><text:span text:style-name="T66">eact-</text:span><text:span text:style-name="T65">e</text:span><text:span text:style-name="T66">mail </text:span><text:span text:style-name="T47">et </text:span><text:span text:style-name="T66">Resend </text:span><text:span text:style-name="T47">permet de gagner du temps, de réduire la complexité technique, et d’améliorer la qualité des e-mails.</text:span></text:p>
          </table:table-cell>
        </table:table-row>
        <table:table-row table:style-name="Table2.1">
          <table:table-cell table:style-name="Table2.A4" office:value-type="string">
            <text:p text:style-name="P91">Modale de création de catégorie</text:p>
          </table:table-cell>
          <table:table-cell table:style-name="Table2.B4" office:value-type="string">
            <text:p text:style-name="P91">La catégorie créée doit être enregistrée pour être potentiellement réutilisée ultérieurement.</text:p>
          </table:table-cell>
          <table:table-cell table:style-name="Table2.C4" office:value-type="string">
            <text:p text:style-name="P130">PostgreSQL</text:p>
          </table:table-cell>
          <table:table-cell table:style-name="Table2.D4" office:value-type="string">
            <text:p text:style-name="P92">Ce système de gestion de base de données relationnelle permet d’enregistrer différentes données qui seront accessibles par la suite en cas de besoin.</text:p>
          </table:table-cell>
          <table:table-cell table:style-name="Table2.E4" office:value-type="string">
            <text:p text:style-name="P92">1) Le choix se porte sur une base de données relationnelle car les relations entre les différentes données sont clairement définies dans notre application.</text:p>
            <text:p text:style-name="P92">2) <text:span text:style-name="T86">Il offre en outre des fonctionnalités avancées de gestion des données, de requêtes complexes et d'intégrité des données, </text:span><text:soft-page-break/><text:span text:style-name="T86">garantissant ainsi la cohérence et la sécurité des informations enregistrées.</text:span></text:p>
          </table:table-cell>
        </table:table-row>
        <table:table-row table:style-name="Table2.1">
          <table:table-cell table:style-name="Table2.A5" office:value-type="string">
            <text:p text:style-name="P93">Modale de création de plats pour une catégorie</text:p>
          </table:table-cell>
          <table:table-cell table:style-name="Table2.B5" office:value-type="string">
            <text:p text:style-name="P93">La modale doit être scrollable afin de pouvoir consulter l’entièreté des informations.</text:p>
          </table:table-cell>
          <table:table-cell table:style-name="Table2.C5" office:value-type="string">
            <text:p text:style-name="P132">HTML <text:span text:style-name="T73">: </text:span>&lt;<text:span text:style-name="T96">dialog</text:span>&gt;</text:p>
          </table:table-cell>
          <table:table-cell table:style-name="Table2.D5" office:value-type="string">
            <text:p text:style-name="P94"><text:span text:style-name="T63">HTML</text:span> (HyperText Markup Language) est le langage de balisage standard utilisé pour créer et structurer le contenu des pages web.</text:p>
            <text:p text:style-name="P94">La balise <text:span text:style-name="T63">dialog</text:span><text:span text:style-name="T73"> permet d’attacher une modale dans le DOM.</text:span></text:p>
          </table:table-cell>
          <table:table-cell table:style-name="Table2.E5" office:value-type="string">
            <text:p text:style-name="P95">1) <text:span text:style-name="T99">La simplicité des modales de l’application ne nécessite pas d’utiliser une bibliothèque.</text:span></text:p>
            <text:p text:style-name="P95">2) <text:span text:style-name="T99">Cela limite le nombre de dépendances dans le projet.</text:span></text:p>
          </table:table-cell>
        </table:table-row>
        <table:table-row table:style-name="Table2.1">
          <table:table-cell table:style-name="Table2.A6" office:value-type="string">
            <text:p text:style-name="P96">Formulaire d’édition du menu</text:p>
          </table:table-cell>
          <table:table-cell table:style-name="Table2.B6" office:value-type="string">
            <text:p text:style-name="P96">L’utilisateur doit pouvoir changer la police ainsi que la couleur d’écriture.</text:p>
          </table:table-cell>
          <table:table-cell table:style-name="Table2.C6" office:value-type="string">
            <text:p text:style-name="P97"><text:span text:style-name="T63">react-colorful</text:span> + <text:span text:style-name="T63">react-select</text:span></text:p>
          </table:table-cell>
          <table:table-cell table:style-name="Table2.D6" office:value-type="string">
            <text:p text:style-name="P97">Ces <text:span text:style-name="T97">deux</text:span> librairies React permettent <text:span text:style-name="T97">d’</text:span>intégr<text:span text:style-name="T97">er</text:span> des champs de sélection de couleur et de police d’écriture <text:span text:style-name="T98">sans nécessiter trop de temps de développement</text:span>.</text:p>
          </table:table-cell>
          <table:table-cell table:style-name="Table2.E6" office:value-type="string">
            <text:p text:style-name="P97">1) Les <text:span text:style-name="T98">deux</text:span> librairies choisies <text:span text:style-name="T49">sont </text:span>très largement utilisées. <text:span text:style-name="T49">(Plus de 3 millions de téléchargement cette semaine </text:span><text:span text:style-name="T75">pour chacune</text:span><text:span text:style-name="T49">)</text:span></text:p>
            <text:p text:style-name="P97">2)<text:span text:style-name="T49"> </text:span><text:span text:style-name="T67">react-colorful</text:span><text:span text:style-name="T49"> </text:span><text:span text:style-name="T98">est</text:span><text:span text:style-name="T49"> </text:span><text:span text:style-name="T98">une </text:span><text:span text:style-name="T49">librairie légère </text:span><text:span text:style-name="T74">(</text:span><text:span text:style-name="T98">environ</text:span><text:span text:style-name="T74"> 8kB en gzip)</text:span></text:p>
          </table:table-cell>
        </table:table-row>
        <table:table-row table:style-name="Table2.1">
          <table:table-cell table:style-name="Table2.A7" office:value-type="string">
            <text:p text:style-name="P93">Interface graphique du menu en cours de création</text:p>
          </table:table-cell>
          <table:table-cell table:style-name="Table2.B7" office:value-type="string">
            <text:p text:style-name="P93">L’interface graphique doit être dynamique.</text:p>
          </table:table-cell>
          <table:table-cell table:style-name="Table2.C7" office:value-type="string">
            <text:p text:style-name="P98"><text:span text:style-name="T63">react-pdf</text:span> + <text:span text:style-name="T63">Fabric.js</text:span></text:p>
          </table:table-cell>
          <table:table-cell table:style-name="Table2.D7" office:value-type="string">
            <text:p text:style-name="P98"><text:span text:style-name="T63">react-pdf</text:span> est une bibliothèque React qui permet d’afficher un document PDF dans le navigateur. <text:span text:style-name="T50">La bibliothèque </text:span><text:span text:style-name="T68">Fabric.js</text:span><text:span text:style-name="T50"> quant à elle permet de modifier des documents PDF dynamiquement.</text:span></text:p>
          </table:table-cell>
          <table:table-cell table:style-name="Table2.E7" office:value-type="string">
            <text:p text:style-name="P99"><text:span text:style-name="T51">1) </text:span><text:span text:style-name="T63">react-pdf</text:span> et <text:span text:style-name="T63">Fabric.js</text:span> offrent une solution optimale pour le rendu et l'interaction avec les fichiers PDF dans le navigateur, avec une gestion fluide des performances et une personnalisation <text:soft-page-break/>dynamique du contenu, contrairement à des alternatives plus complexes et moins intégrées.</text:p>
            <text:p text:style-name="P99"><text:span text:style-name="T51">2) </text:span>Ces bibliothèques sont bien adaptées à React, permettant une gestion simplifiée de l'état et une expérience utilisateur cohérente.</text:p>
          </table:table-cell>
        </table:table-row>
        <table:table-row table:style-name="Table2.1">
          <table:table-cell table:style-name="Table2.A8" office:value-type="string">
            <text:p text:style-name="P101">Exportation PDF</text:p>
          </table:table-cell>
          <table:table-cell table:style-name="Table2.B8" office:value-type="string">
            <text:p text:style-name="P102">Le <text:span text:style-name="T46">menu</text:span> doit être téléchargeable au format PDF.</text:p>
          </table:table-cell>
          <table:table-cell table:style-name="Table2.C8" office:value-type="string">
            <text:p text:style-name="P134">jsPDF</text:p>
          </table:table-cell>
          <table:table-cell table:style-name="Table2.D8" office:value-type="string">
            <text:p text:style-name="P100"><text:span text:style-name="T63">jsPDF</text:span> est une bibliothèque <text:s/>permettant de générer des PDF rapidement avec peu de dépendances</text:p>
          </table:table-cell>
          <table:table-cell table:style-name="Table2.E8" office:value-type="string">
            <text:p text:style-name="P100"><text:span text:style-name="T52">1) Elle est légère et facile à utiliser,</text:span> ce qui en fait un excellent choix pour des applications côté client</text:p>
            <text:p text:style-name="P103">2) <text:span text:style-name="T63">jsPDF</text:span> prend en charge divers formats d'exportation, notamment le format PNG et JPEG pour les images, et permet une intégration facile avec d'autres bibliothèques, offrant ainsi une solution complète pour générer des PDF personnalisés avec des données dynamiques</text:p>
          </table:table-cell>
        </table:table-row>
        <table:table-row table:style-name="Table2.1">
          <table:table-cell table:style-name="Table2.A9" office:value-type="string">
            <text:p text:style-name="P104">Lien de commande d’impression du menu</text:p>
          </table:table-cell>
          <table:table-cell table:style-name="Table2.B9" office:value-type="string">
            <text:p text:style-name="P104">Le lien ouvre un nouvel onglet et dirige l’utilisateur sur le back-office de Qwent<text:span text:style-name="T38">a.</text:span></text:p>
          </table:table-cell>
          <table:table-cell table:style-name="Table2.C9" office:value-type="string">
            <text:p text:style-name="P105"><text:span text:style-name="T69">j</text:span><text:span text:style-name="T63">sonwebtoken</text:span> <text:span text:style-name="T53">+ </text:span><text:span text:style-name="T70">jwt-decode</text:span></text:p>
          </table:table-cell>
          <table:table-cell table:style-name="Table2.D9" office:value-type="string">
            <text:p text:style-name="P99"><text:span text:style-name="T63">jsonwebtoken</text:span> est une bibliothèque robuste pour générer, signer et vérifier des JSON Web Tokens (JWT) sur le serveur.<text:line-break/><text:soft-page-break/><text:span text:style-name="T71">j</text:span><text:span text:style-name="T63">wt-decode</text:span> est une bibliothèque JavaScript légère qui permet de décoder les JSON Web Tokens (JWT) côté client, sans nécessiter de clé secrète. </text:p>
          </table:table-cell>
          <table:table-cell table:style-name="Table2.E9" office:value-type="string">
            <text:p text:style-name="P106">1) <text:span text:style-name="T63">jsonwebtoken</text:span> et <text:span text:style-name="T63">jwt-decode</text:span> s'appuient sur le standard JWT largement adopté, ce qui garantit leur compatibilité avec la plupart des frameworks et <text:soft-page-break/>services, contrairement à des solutions propriétaires ou moins répandues.</text:p>
            <text:p text:style-name="P106">2) Cette combinaison offre une séparation claire des responsabilités (signature et validation côté backend, décodage côté frontend), rendant la gestion des tokens plus flexible et maintenable par rapport à des bibliothèques monolithiques.</text:p>
          </table:table-cell>
        </table:table-row>
        <table:table-row table:style-name="Table2.1">
          <table:table-cell table:style-name="Table2.A9" office:value-type="string">
            <text:p text:style-name="P107">Page « Mes menus »</text:p>
          </table:table-cell>
          <table:table-cell table:style-name="Table2.B9" office:value-type="string">
            <text:p text:style-name="P107"><text:span text:style-name="T37">Les menus</text:span> <text:span text:style-name="T37">doivent être </text:span>visualis<text:span text:style-name="T37">ables</text:span>, <text:span text:style-name="T37">modifiables, et supprimables. </text:span></text:p>
          </table:table-cell>
          <table:table-cell table:style-name="Table2.C9" office:value-type="string">
            <text:p text:style-name="P137">Axios</text:p>
          </table:table-cell>
          <table:table-cell table:style-name="Table2.D9" office:value-type="string">
            <text:p text:style-name="P99"><text:span text:style-name="T63">Axios</text:span> est une bibliothèque JavaScript populaire utilisée pour effectuer des requêtes HTTP depuis un navigateur, particulièrement appréciée pour sa simplicité, sa flexibilité et ses fonctionnalités supplémentaires par rapport à l'API Fetch native du navigateur.</text:p>
          </table:table-cell>
          <table:table-cell table:style-name="Table2.E9" office:value-type="string">
            <text:p text:style-name="P18"><text:span text:style-name="T126">1) </text:span><text:span text:style-name="Source_20_Text"><text:span text:style-name="T59">Axios</text:span></text:span><text:span text:style-name="Source_20_Text"><text:span text:style-name="T61"> est compatible avec certains anciens navigateurs qui ne supportent pas nativement fetch().</text:span></text:span></text:p>
            <text:p text:style-name="P19"><text:span text:style-name="Source_20_Text"><text:span text:style-name="T62">2) </text:span></text:span><text:span text:style-name="Source_20_Text"><text:span text:style-name="T60">Axios</text:span></text:span><text:span text:style-name="Source_20_Text"><text:span text:style-name="T62"> gère automatiquement des tâches comme la transformation des données JSON et la gestion des erreurs HTTP, réduisant le code boilerplate par rapport à l'API Fetch</text:span></text:span></text:p>
          </table:table-cell>
        </table:table-row>
        <table:table-row table:style-name="Table2.1">
          <table:table-cell table:style-name="Table2.A9" office:value-type="string">
            <text:p text:style-name="P108"><text:span text:style-name="T44">Modale</text:span> « Mentions légales »</text:p>
          </table:table-cell>
          <table:table-cell table:style-name="Table2.B9" office:value-type="string">
            <text:p text:style-name="P108">L<text:span text:style-name="T44">a modale</text:span> doit être <text:span text:style-name="T44">accessible depuis </text:span>toutes les pages du site, connéctées ou non.</text:p>
          </table:table-cell>
          <table:table-cell table:style-name="Table2.C9" office:value-type="string">
            <text:p text:style-name="P138">React Context</text:p>
          </table:table-cell>
          <table:table-cell table:style-name="Table2.D9" office:value-type="string">
            <text:p text:style-name="P99"><text:span text:style-name="T63">React Context</text:span> est une fonctionnalité intégrée dans React qui permet de partager des données entre plusieurs <text:soft-page-break/>composants.</text:p>
          </table:table-cell>
          <table:table-cell table:style-name="Table2.E9" office:value-type="string">
            <text:p text:style-name="P109">1) Le choix de <text:span text:style-name="T76">la bibliothèque React</text:span> facilite la réutilisation d’un seul et même composant sur l’ensemble des pages de <text:soft-page-break/>l’application.</text:p>
            <text:p text:style-name="P109">2) Avec des outils comme React Context, il est simple de gérer l'état global de l'application, permettant de rendre la modale accessible à tout moment, même si l'utilisateur est déconnecté.</text:p>
          </table:table-cell>
        </table:table-row>
        <table:table-row table:style-name="Table2.1">
          <table:table-cell table:style-name="Table2.A9" office:value-type="string">
            <text:p text:style-name="P110"><text:span text:style-name="T45">Page</text:span> « Tarifs »</text:p>
          </table:table-cell>
          <table:table-cell table:style-name="Table2.B9" office:value-type="string">
            <text:p text:style-name="P111">Le lien doit ouvrir un nouvel onglet.</text:p>
          </table:table-cell>
          <table:table-cell table:style-name="Table2.C9" office:value-type="string">
            <text:p text:style-name="P133">HTML <text:span text:style-name="T73">: </text:span>&lt;a target="_blank"&gt;</text:p>
          </table:table-cell>
          <table:table-cell table:style-name="Table2.D9" office:value-type="string">
            <text:p text:style-name="P112">L’attribut <text:span text:style-name="T72">target="_blank" </text:span><text:span text:style-name="T73">de la balise </text:span><text:span text:style-name="T63">a</text:span><text:span text:style-name="T73"> permet d’ouvrir la page sur un nouvel onglet.</text:span></text:p>
          </table:table-cell>
          <table:table-cell table:style-name="Table2.E9" office:value-type="string">
            <text:p text:style-name="P99"><text:span text:style-name="T77">1) </text:span><text:span text:style-name="T78">Nous n’avons aucun besoin d’une solution plus technique puisque « Pricings » est un simple lien.</text:span></text:p>
            <text:p text:style-name="P113">2) <text:span text:style-name="T63">target="_blank"</text:span> est compris et fonctionne de manière fiable dans tous les navigateurs modernes.</text:p>
          </table:table-cell>
        </table:table-row>
        <table:table-row table:style-name="Table2.1">
          <table:table-cell table:style-name="Table2.A9" office:value-type="string">
            <text:p text:style-name="P114">Encart « Diffuser sur Deliveroo »</text:p>
          </table:table-cell>
          <table:table-cell table:style-name="Table2.B9" office:value-type="string">
            <text:p text:style-name="P114">Cliquer sur l’encart doit <text:span text:style-name="T79">permettre à l’utilisateur d’exporter son menu sur l’application Deliveroo.</text:span></text:p>
          </table:table-cell>
          <table:table-cell table:style-name="Table2.C9" office:value-type="string">
            <text:p text:style-name="P134">Partner Platform Suite</text:p>
          </table:table-cell>
          <table:table-cell table:style-name="Table2.D9" office:value-type="string">
            <text:p text:style-name="P99">La plateforme partenaire propose plusieurs API et webhooks pour simplifier <text:span text:style-name="T80">l’</text:span>intégration avec Deliveroo.</text:p>
            <text:p text:style-name="P99"><text:span text:style-name="T80">L’utilisation de</text:span> l'API Menu <text:span text:style-name="T80">permet de </text:span>mettre à jour <text:span text:style-name="T80">les</text:span> menus de manière fluide, y compris l'état des stocks, les images, les prix, les identifiants de point de vente (POS) et les informations sur les <text:soft-page-break/>allergènes, directement depuis <text:span text:style-name="T80">notre système</text:span>.</text:p>
          </table:table-cell>
          <table:table-cell table:style-name="Table2.E9" office:value-type="string">
            <text:p text:style-name="P116">1) En utilisant cette plateforme, nous pouvons facilement intégrer notre gestion des menus avec Deliveroo.<text:line-break/><text:span text:style-name="T125">2) Cela </text:span>simplifi<text:span text:style-name="T125">e</text:span> ainsi la synchronisation des informations entre notre application et la plateforme de commande.</text:p>
            <text:p text:style-name="P116"/>
          </table:table-cell>
        </table:table-row>
        <table:table-row table:style-name="Table2.1">
          <table:table-cell table:style-name="Table2.A14" office:value-type="string">
            <text:p text:style-name="P117">Encart « Partager sur Instagram »</text:p>
          </table:table-cell>
          <table:table-cell table:style-name="Table2.B14" office:value-type="string">
            <text:p text:style-name="P115">Cliquer sur l’encart doit <text:span text:style-name="T39">automatiquement générer les photos du menu dans un format compaptible avec Instagram et rediriger l’utilisateur sur son compte Instagram avec les photos du menu.</text:span></text:p>
          </table:table-cell>
          <table:table-cell table:style-name="Table2.C14" office:value-type="string">
            <text:p text:style-name="P134">Instagram Graph API</text:p>
          </table:table-cell>
          <table:table-cell table:style-name="Table2.D14" office:value-type="string">
            <text:p text:style-name="P99">L'Instagram Graph API est spécifiquement conçue pour les actions avancées comme la publication de contenu (images, vidéos) directement sur les comptes professionnels ou créateurs Instagram.</text:p>
          </table:table-cell>
          <table:table-cell table:style-name="Table2.E14" office:value-type="string">
            <text:p text:style-name="P118">1) L'Instagram Graph API permet de publier directement des photos du menu sur un compte Instagram professionnel ou créateur, ce qui répond précisément à notre besoin de partager le menu sur la plateforme.</text:p>
            <text:p text:style-name="P118">2) L'API offre une solution plus automatisée et intégrée, permettant de publier directement les photos du menu sur le compte Instagram de l'utilisateur sans nécessiter d'interaction manuelle.</text:p>
          </table:table-cell>
        </table:table-row>
        <table:table-row table:style-name="Table2.1">
          <table:table-cell table:style-name="Table2.A15" office:value-type="string">
            <text:p text:style-name="P119">Bouton « Se déconnecter »</text:p>
          </table:table-cell>
          <table:table-cell table:style-name="Table2.B15" office:value-type="string">
            <text:p text:style-name="P119">Le bouton doit être présent sur toutes les pages connectées.</text:p>
          </table:table-cell>
          <table:table-cell table:style-name="Table2.C15" office:value-type="string">
            <text:p text:style-name="P135">Auth0</text:p>
          </table:table-cell>
          <table:table-cell table:style-name="Table2.D15" office:value-type="string">
            <text:p text:style-name="P99"><text:span text:style-name="T63">Auth0</text:span> est une plateforme de gestion d'identités et d'authentification, qui permet aux développeurs d'intégrer facilement des mécanismes de connexion et de gestion des utilisateurs.</text:p>
          </table:table-cell>
          <table:table-cell table:style-name="Table2.E15" office:value-type="string">
            <text:p text:style-name="P99"><text:span text:style-name="T81">1) </text:span><text:span text:style-name="T63">Auth0</text:span> offre une solution clé en main pour gérer l'authentification et la sécurité des utilisateurs, avec un minimum d'effort d'intégration et une grande flexibilité pour connecter des utilisateurs via divers fournisseurs d'identité.</text:p>
            <text:p text:style-name="P120">2) Le plan gratuit permet d'implémenter des mécanismes d'authentification de base, <text:soft-page-break/>tels que les mots de passe sécurisés <text:span text:style-name="T82">chiffrés et </text:span>la gestion des sessions, <text:span text:style-name="T82">qui sont suffisants pour les besoins de notre application.</text:span></text:p>
          </table:table-cell>
        </table:table-row>
        <table:table-row table:style-name="Table2.1">
          <table:table-cell table:style-name="Table2.A15" office:value-type="string">
            <text:p text:style-name="P121">Fonctionnalité <text:span text:style-name="T41">de gestion</text:span> du compte utilisateur</text:p>
          </table:table-cell>
          <table:table-cell table:style-name="Table2.B15" office:value-type="string">
            <text:p text:style-name="P122">L’utilisateur doit pouvoir modifier son adresse mail ou en ajouter à son compte.</text:p>
          </table:table-cell>
          <table:table-cell table:style-name="Table2.C15" office:value-type="string">
            <text:p text:style-name="P136">Auth0 Management API</text:p>
          </table:table-cell>
          <table:table-cell table:style-name="Table2.D15" office:value-type="string">
            <text:p text:style-name="P99">L'<text:span text:style-name="T63">API Management</text:span> d'Auth0 est un ensemble d'outils et d'API qui permet de gérer et d'administrer les utilisateurs, leurs informations et leurs permissions au sein de <text:span text:style-name="T83">l’</text:span>application.</text:p>
          </table:table-cell>
          <table:table-cell table:style-name="Table2.E15" office:value-type="string">
            <text:p text:style-name="P123">1) L’utilisation de l’API fournie par Auth0 est cohérente avec le choix d’utiliser Auth0.</text:p>
            <text:p text:style-name="P123">2) <text:span text:style-name="T84">Elle permet de gérer de manière sécurisée et automatisée la modification ou l'ajout d'adresses email au sein du même compte utilisateur, tout en garantissant la vérification des nouvelles adresses et en simplifiant le processus d'administration des informations des utilisateurs sans nécessiter de développement complexe.</text:span></text:p>
          </table:table-cell>
        </table:table-row>
        <table:table-row table:style-name="Table2.1">
          <table:table-cell table:style-name="Table2.A15" office:value-type="string">
            <text:p text:style-name="P124">Dashboard</text:p>
          </table:table-cell>
          <table:table-cell table:style-name="Table2.B15" office:value-type="string">
            <text:p text:style-name="P124">L’utilisateur doit pouvoir <text:span text:style-name="T40">avoir accès</text:span> <text:span text:style-name="T40">aux </text:span>3 derniers articles du blog de Qwenta qui parlent de MenuMaker.</text:p>
          </table:table-cell>
          <table:table-cell table:style-name="Table2.C15" office:value-type="string">
            <text:p text:style-name="P139">Qwenta Blog API</text:p>
          </table:table-cell>
          <table:table-cell table:style-name="Table2.D15" office:value-type="string">
            <text:p text:style-name="P125">L’API du blog de Qwenta permet d’accéder à tous les articles qui sont rédigés dans le blog.</text:p>
          </table:table-cell>
          <table:table-cell table:style-name="Table2.E15" office:value-type="string">
            <text:p text:style-name="P126">1) <text:span text:style-name="T95">Se connecter à l’API</text:span> pour récupérer les trois derniers articles du blog de Qwenta qui parle de MenuMaker permet de centraliser l'accès aux données, d'assurer une <text:soft-page-break/>récupération efficace des informations nécessaires et de faciliter l'intégration avec le frontend de l'application.<text:line-break/><text:span text:style-name="T85">2) </text:span><text:span text:style-name="T95">Cela</text:span><text:span text:style-name="T85"> permet en outre de standardiser l'accès aux données, ce qui simplifie la maintenance et l'évolutivité de l'application, tout en garantissant une communication fluide entre le serveur et le client via des requêtes HTTP simples.</text:span></text:p>
          </table:table-cell>
        </table:table-row>
        <table:table-row table:style-name="Table2.1">
          <table:table-cell table:style-name="Table2.A18" office:value-type="string">
            <text:p text:style-name="P127">Fonctionnalité de gestion du branding du restaurant</text:p>
          </table:table-cell>
          <table:table-cell table:style-name="Table2.B18" office:value-type="string">
            <text:p text:style-name="P99">L’<text:span text:style-name="T41">utilisateur</text:span> doit pouvoir ajouter, modifier, <text:span text:style-name="T41">et</text:span> supprimer <text:span text:style-name="T41">le logo et les couleurs. </text:span></text:p>
          </table:table-cell>
          <table:table-cell table:style-name="Table2.C18" office:value-type="string">
            <text:p text:style-name="P131">PostgreSQL</text:p>
          </table:table-cell>
          <table:table-cell table:style-name="Table2.D18" office:value-type="string">
            <text:p text:style-name="P92">Ce système de gestion de base de données relationnelle permet d’enregistrer différentes données qui seront accessibles par la suite en cas de besoin.</text:p>
          </table:table-cell>
          <table:table-cell table:style-name="Table2.E18" office:value-type="string">
            <text:p text:style-name="P128">1) <text:span text:style-name="T63">PostgreSQL</text:span> possède un support natif des types avancés comme les tableaux pour les couleurs.</text:p>
            <text:p text:style-name="P129">2) Il permet également d'assurer l'intégrité des données en appliquant des contraintes, ce qui garantit que les informations liées au branding, telles que le logo et les couleurs, sont correctement formatées et cohérentes à travers l'application.</text:p>
          </table:table-cell>
        </table:table-row>
      </table:table>
      <text:p text:style-name="P9"/>
      <text:p text:style-name="P9"/>
      <text:p text:style-name="P13"/>
      <text:list xml:id="list155728206941091" text:continue-list="list2547088098" text:style-name="WWNum3">
        <text:list-item>
          <text:p text:style-name="P23"><text:bookmark-start text:name="__RefHeading___Toc1307_796084503"/><text:bookmark text:name="_ex0md8td8283"/><text:soft-page-break/>Liens avec le back-end <text:bookmark-end text:name="__RefHeading___Toc1307_796084503"/></text:p>
        </text:list-item>
      </text:list>
      <text:p text:style-name="P9"/>
      <text:list xml:id="list2313293003" text:style-name="WWNum6">
        <text:list-item>
          <text:p text:style-name="P39">Quel langage pour le serveur ? </text:p>
          <text:p text:style-name="P140"><text:span text:style-name="T18">=&gt; </text:span><text:span text:style-name="T30">NodeJS </text:span><text:span text:style-name="T31">+ Express. </text:span></text:p>
          <text:p text:style-name="P140"><text:span text:style-name="T32">U</text:span><text:span text:style-name="T31">tiliser Node.js avec Express permet de tirer parti d'une stack JavaScript unifiée, performante et flexible, optimisée pour les interactions avec React et les besoins des applications modernes.</text:span></text:p>
          <text:p text:style-name="P37"/>
        </text:list-item>
        <text:list-item>
          <text:p text:style-name="P39">A<text:span text:style-name="T123">PI</text:span></text:p>
          <text:p text:style-name="P39"><text:span text:style-name="T94">=&gt; </text:span><text:span text:style-name="T55">API REST.</text:span></text:p>
          <text:p text:style-name="P39">La mise en place d'une API REST est justifiée par la simplicité de <text:span text:style-name="T100">n</text:span>os besoins, centrés sur des opérations CRUD standard et des relations bien définies entre entités, ce qui permet une implémentation rapide et facile à maintenir sans la complexité supplémentaire de GraphQL.</text:p>
          <text:p text:style-name="P39"/>
        </text:list-item>
        <text:list-item>
          <text:p text:style-name="P40">Base de données choisie</text:p>
          <text:p text:style-name="P141"><text:span text:style-name="T19">=&gt; </text:span><text:span text:style-name="T20">SQL</text:span><text:span text:style-name="T17"><text:line-break/>L'utilisation d'une base de données SQL est justifiée par la structure relationnelle bien définie de</text:span><text:span text:style-name="T21">s</text:span><text:span text:style-name="T17"> données, qui nécessitent des relations complexes entre les entités (comme Menu, Catégorie, et Plat) et des garanties d'intégrité, ce qui est mieux pris en charge par un système SQL que par une base NoSQL.</text:span></text:p>
        </text:list-item>
      </text:list>
      <text:p text:style-name="P41"/>
      <text:p text:style-name="P11"/>
      <text:list xml:id="list155728540942388" text:continue-list="list155728206941091" text:style-name="WWNum3">
        <text:list-item>
          <text:p text:style-name="P22"><text:bookmark-start text:name="__RefHeading___Toc1305_796084503"/><text:bookmark text:name="_a61v3uh5vs19"/>Préconisations concernant le domaine et l’hébergement<text:bookmark-end text:name="__RefHeading___Toc1305_796084503"/></text:p>
        </text:list-item>
      </text:list>
      <text:p text:style-name="P9"/>
      <text:list xml:id="list836594608" text:style-name="WWNum7">
        <text:list-item>
          <text:p text:style-name="P42">Nom du domaine</text:p>
          <text:p text:style-name="P43"><text:span text:style-name="T101">=&gt; </text:span>menumaker.qwenta.com</text:p>
          <text:p text:style-name="P89"><text:span text:style-name="T102">Je préconise la création</text:span> <text:span text:style-name="T102">d’</text:span>un sous-domaine simple, facile à retenir et clairement associé <text:span text:style-name="T102">au</text:span> service <text:span text:style-name="T102">de Qwenta</text:span>.</text:p>
          <text:p text:style-name="P43"/>
        </text:list-item>
        <text:list-item>
          <text:p text:style-name="P42">Nom de l’hébergement</text:p>
          <text:p text:style-name="P43"><text:span text:style-name="T101">=&gt; </text:span>InfoManiak</text:p>
          <text:p text:style-name="P48">Je préconise un hébergement chez InfoManiak car <text:span text:style-name="T103">leurs tarifs sont compétitifs, leurs offres sont parfaitement adaptées </text:span><text:soft-page-break/><text:span text:style-name="T103">à la taille moyenne de MenuMaker, </text:span><text:span text:style-name="T124">et leur engagement écologique permet à l’imprimerie Qwenta de se positionner en tant qu’acteur engagé pour la préservation de l’environnement</text:span><text:span text:style-name="T103">.</text:span></text:p>
        </text:list-item>
      </text:list>
      <text:p text:style-name="P44"/>
      <text:list xml:id="list155729335331949" text:continue-numbering="true" text:style-name="WWNum7">
        <text:list-item>
          <text:p text:style-name="P42">Adresses e-mail</text:p>
          <text:list>
            <text:list-header>
              <text:p text:style-name="P27"><text:span text:style-name="T127">=&gt; </text:span><text:a xlink:type="simple" xlink:href="mailto:support@qwenta.com" text:style-name="Internet_20_link" text:visited-style-name="Visited_20_Internet_20_Link"><text:span text:style-name="T126">support@qwenta.com</text:span></text:a></text:p>
              <text:p text:style-name="P27"><text:span text:style-name="T127">=&gt; </text:span><text:a xlink:type="simple" xlink:href="mailto:contact@qwenta.com" text:style-name="Internet_20_link" text:visited-style-name="Visited_20_Internet_20_Link"><text:span text:style-name="T126">contact@qwenta.com</text:span></text:a></text:p>
              <text:p text:style-name="P27"><text:span text:style-name="T127">=&gt; </text:span><text:a xlink:type="simple" xlink:href="mailto:no-reply@qwenta.com" text:style-name="Internet_20_link" text:visited-style-name="Visited_20_Internet_20_Link"><text:span text:style-name="T126">no-reply@qwenta.com</text:span></text:a><text:span text:style-name="T126"> <text:line-break/></text:span><text:span text:style-name="T128">Je préconise l’emploi</text:span><text:span text:style-name="T126"> </text:span><text:span text:style-name="T128">d’</text:span><text:span text:style-name="T126">adresses </text:span><text:span text:style-name="T128">email </text:span><text:span text:style-name="T126">claires et fonctionnelles pour le support, l’administration, et les notifications, </text:span><text:span text:style-name="T129">notamment avec l’emploi de mots compréhensibles pour des francophones (support et contact).</text:span></text:p>
            </text:list-header>
          </text:list>
        </text:list-item>
      </text:list>
      <text:p text:style-name="P49"/>
      <text:p text:style-name="P12"/>
      <text:list xml:id="list155728530643921" text:continue-list="list155728540942388" text:style-name="WWNum3">
        <text:list-item>
          <text:p text:style-name="P24"><text:bookmark-start text:name="__RefHeading___Toc1303_796084503"/><text:bookmark text:name="_n56najuvb5ys"/>Accessibilité<text:line-break/><text:bookmark-end text:name="__RefHeading___Toc1303_796084503"/></text:p>
        </text:list-item>
      </text:list>
      <text:list xml:id="list1066073387" text:style-name="WWNum1">
        <text:list-item>
          <text:p text:style-name="P45">Compatibilité navigateur</text:p>
          <text:p text:style-name="P46"><text:span text:style-name="T106">=&gt; </text:span><text:span text:style-name="T87">D</text:span>ernières versions de Chrome, Safari et Firefox</text:p>
          <text:p text:style-name="P78">Comme <text:span text:style-name="T108">déterminé</text:span> dans les spécifications fonctionnelles.</text:p>
          <text:p text:style-name="P46"/>
        </text:list-item>
        <text:list-item>
          <text:p text:style-name="P45">Types d’appareils</text:p>
          <text:p text:style-name="P47"><text:span text:style-name="T106">=&gt; </text:span><text:span text:style-name="T87">Ordinateur de bureau </text:span><text:span text:style-name="T109">et ordinateur portable</text:span><text:line-break/><text:span text:style-name="T107">Comme </text:span><text:span text:style-name="T108">déterminé</text:span><text:span text:style-name="T107"> dans les spécifications fonctionnelles.</text:span></text:p>
        </text:list-item>
      </text:list>
      <text:p text:style-name="P29"/>
      <text:p text:style-name="P29"/>
      <text:list xml:id="list155728656728238" text:continue-list="list155728530643921" text:style-name="WWNum3">
        <text:list-item>
          <text:p text:style-name="P24"><text:bookmark-start text:name="__RefHeading___Toc1301_796084503"/><text:bookmark text:name="_l80x4g9stizp"/>Recommandations en termes de sécurité<text:line-break/><text:bookmark-end text:name="__RefHeading___Toc1301_796084503"/></text:p>
        </text:list-item>
      </text:list>
      <text:list xml:id="list812052541" text:style-name="WWNum5">
        <text:list-item>
          <text:p text:style-name="P50">Accès aux Comptes Utilisateur</text:p>
          <text:p text:style-name="P50"><text:span text:style-name="T110">=&gt; </text:span><text:span text:style-name="T88">Utilis</text:span><text:span text:style-name="T89">er</text:span><text:span text:style-name="T88"> Auth0 pour l’accès au compte</text:span></text:p>
          <text:p text:style-name="P79">=&gt; Forcer les utilisateurs à confirmer leur adresse email après l’inscription pour prévenir les faux comptes</text:p>
        </text:list-item>
      </text:list>
      <text:p text:style-name="P53"/>
      <text:list xml:id="list155728804928665" text:continue-numbering="true" text:style-name="WWNum5">
        <text:list-item>
          <text:p text:style-name="P50">Gestion des Tokens JWT</text:p>
          <text:p text:style-name="P50"><text:span text:style-name="T111">=&gt; </text:span>Stock<text:span text:style-name="T89">er</text:span> les <text:span text:style-name="T88">JWT tokens</text:span> d'accès uniquement dans la mémoire locale temporaire (memory) pour éviter les attaques <text:soft-page-break/>XSS</text:p>
          <text:p text:style-name="P26"><text:span text:style-name="T130">=&gt; </text:span><text:span text:style-name="T126">Utiliser des </text:span><text:span text:style-name="Strong_20_Emphasis"><text:span text:style-name="T131">refresh tokens</text:span></text:span><text:span text:style-name="T126"> pour prolonger la session de l'utilisateur de manière sécurisée sans avoir à exposer les tokens sensibles</text:span></text:p>
          <text:p text:style-name="P51"/>
        </text:list-item>
        <text:list-item>
          <text:p text:style-name="P51">Gestion des Plugins et Dépendances</text:p>
          <text:p text:style-name="P51"><text:span text:style-name="T112">=&gt; </text:span>Utilise<text:span text:style-name="T89">r</text:span> des outils comme npm audit, Snyk, ou Dependabot pour vérifier les vulnérabilités dans <text:span text:style-name="T89">les</text:span> bibliothèques (ex. : jsPDF, etc.) <text:span text:style-name="T89">et m</text:span>aintenir <text:span text:style-name="T89">les</text:span> dépendances à jour pour bénéficier des derniers correctifs de sécurité.</text:p>
          <text:p text:style-name="P51"><text:span text:style-name="T113">=&gt; </text:span><text:span text:style-name="T89">V</text:span>érifie<text:span text:style-name="T89">r</text:span> qu<text:span text:style-name="T89">e les bibliothèques</text:span> n'accèdent pas inutilement à des données sensibles (via des audits ou une analyse statique).</text:p>
          <text:p text:style-name="P51"/>
        </text:list-item>
        <text:list-item>
          <text:p text:style-name="P51">API REST et Sécurité des Données</text:p>
          <text:p text:style-name="P51"><text:span text:style-name="T114">=&gt; </text:span><text:span text:style-name="T91">Protéger les endpoints des API REST en e</text:span>xige<text:span text:style-name="T91">ant</text:span> une authentification via tokens JWT pour toutes les requêtes <text:span text:style-name="T91">ainsi qu’en i</text:span>mplément<text:span text:style-name="T91">ant</text:span> la validation des entrées pour éviter les attaques par injection SQL ou de commande.</text:p>
          <text:p text:style-name="P52"><text:span text:style-name="T114">=&gt; </text:span><text:span text:style-name="T92">H</text:span>ach<text:span text:style-name="T92">er</text:span> <text:span text:style-name="T92">l</text:span>es données utilisateur (ex. : mots de passe, emails) avec bcrypt avant de les stocker dans PostgreSQL <text:span text:style-name="T92">et u</text:span>tilise<text:span text:style-name="T92">r</text:span> HTTPS pour toutes les communications <text:span text:style-name="T93">avec</text:span> le serveur.</text:p>
          <text:p text:style-name="P52"/>
        </text:list-item>
        <text:list-item>
          <text:p text:style-name="P52">Protection Contre les Vulnérabilités Frontend</text:p>
          <text:p text:style-name="P80">=&gt; Valider toutes les données saisies par les utilisateurs.</text:p>
          <text:p text:style-name="P80">=&gt; Évite<text:span text:style-name="T115">r</text:span> d’insérer des données non échappées directement dans le DOM.</text:p>
          <text:p text:style-name="P81">=&gt; Utilise<text:span text:style-name="T116">r</text:span> des Content Security Policies (CSP) pour restreindre les scripts exécutables.</text:p>
          <text:p text:style-name="P81"/>
        </text:list-item>
        <text:list-item>
          <text:p text:style-name="P81">Hébergement</text:p>
          <text:p text:style-name="P82">=&gt; Activer des protections comme les firewalls d'application web (WAF) et la surveillance de la sécurité en temps réel.</text:p>
          <text:p text:style-name="P82"/>
        </text:list-item>
        <text:list-item>
          <text:p text:style-name="P82">Surveillance et Audit</text:p>
          <text:p text:style-name="P83">=&gt; Enregistrer toutes les connexions, déconnexions et modifications sensibles dans un système de journalisation sécurisé.</text:p>
          <text:p text:style-name="P83">=&gt; Implémenter des alertes pour détecter les comportements suspects, comme de multiples tentatives de connexion échouées.</text:p>
          <text:p text:style-name="P83"/>
        </text:list-item>
        <text:list-item>
          <text:p text:style-name="P83">Emailing Sécurisé</text:p>
          <text:p text:style-name="P84">=&gt; Configure<text:span text:style-name="T117">r</text:span> DKIM, SPF, et DMARC pour authentifier <text:span text:style-name="T117">les</text:span> emails et éviter qu’ils soient classés comme spam.</text:p>
          <text:p text:style-name="P84"><text:span text:style-name="T117">=&gt; </text:span>Chiffre<text:span text:style-name="T117">r</text:span> toutes les données sensibles avant de les inclure dans les emails (ne jamais envoyer de mots de passe ou de tokens non chiffrés).</text:p>
          <text:p text:style-name="P84"><text:soft-page-break/></text:p>
        </text:list-item>
        <text:list-item>
          <text:p text:style-name="P84">Sécurité du Contenu Dynamique (PDF, Instagram, Deliveroo)</text:p>
          <text:p text:style-name="P85">=&gt; Valide<text:span text:style-name="T118">r</text:span> et nettoye<text:span text:style-name="T118">r</text:span> toutes les données utilisateur avant de les inclure dans les documents PDF ou de les transmettre via <text:span text:style-name="T118">l’</text:span>API.</text:p>
          <text:p text:style-name="P86">=&gt; Configure<text:span text:style-name="T119">r </text:span>des scopes précis pour l'accès aux APIs Deliveroo et Instagram afin de restreindre leurs utilisations.</text:p>
        </text:list-item>
      </text:list>
      <text:p text:style-name="P9"><text:line-break/></text:p>
      <text:list xml:id="list155729016682598" text:continue-list="list155728656728238" text:style-name="WWNum3">
        <text:list-item>
          <text:p text:style-name="P24"><text:bookmark-start text:name="__RefHeading___Toc1299_796084503"/><text:bookmark text:name="_vbbknpfyus5o"/><text:span text:style-name="T34">Maintenance du site et futures mises à jour</text:span><text:span text:style-name="T35"><text:line-break/></text:span><text:bookmark-end text:name="__RefHeading___Toc1299_796084503"/></text:p>
          <text:list>
            <text:list-item>
              <text:p text:style-name="P30">Préambule</text:p>
            </text:list-item>
          </text:list>
        </text:list-item>
      </text:list>
      <text:p text:style-name="P54"/>
      <text:list xml:id="list902137101" text:style-name="L1">
        <text:list-item>
          <text:list>
            <text:list-item>
              <text:p text:style-name="P55">Rappel de l'objet du contrat</text:p>
            </text:list-item>
          </text:list>
        </text:list-item>
      </text:list>
      <text:p text:style-name="P142"><text:span text:style-name="T22">Le présent contrat a pour but d’a</text:span><text:span text:style-name="T17">ssurer la maintenance et la continuité du bon fonctionnement de l'application Menu Maker après sa livraison.</text:span></text:p>
      <text:p text:style-name="P56"/>
      <text:p text:style-name="P56"/>
      <text:list xml:id="list155728980251239" text:continue-list="list155729016682598" text:style-name="WWNum3">
        <text:list-item>
          <text:list>
            <text:list-item>
              <text:p text:style-name="P30">Portée de la maintenance</text:p>
              <text:p text:style-name="P57"/>
            </text:list-item>
          </text:list>
        </text:list-item>
      </text:list>
      <text:list xml:id="list572409990" text:style-name="L2">
        <text:list-item>
          <text:list>
            <text:list-item>
              <text:p text:style-name="P58">Maintenance corrective</text:p>
            </text:list-item>
          </text:list>
        </text:list-item>
      </text:list>
      <text:p text:style-name="P56">Correction des bugs identifiés sur le site (frontend React et backend Node.js + PostgreSQL).</text:p>
      <text:p text:style-name="P56"/>
      <text:list xml:id="list3384477399" text:style-name="L3">
        <text:list-item>
          <text:list>
            <text:list-item>
              <text:p text:style-name="P59">Maintenance évolutive</text:p>
            </text:list-item>
          </text:list>
        </text:list-item>
      </text:list>
      <text:p text:style-name="P142"><text:span text:style-name="T23">M</text:span><text:span text:style-name="T17">odifications de</text:span><text:span text:style-name="T23">s</text:span><text:span text:style-name="T17"> spécifications existantes en fonction des besoins de Qwenta.</text:span></text:p>
      <text:p text:style-name="P56"/>
      <text:list xml:id="list1132649128" text:style-name="L4">
        <text:list-item>
          <text:list>
            <text:list-item>
              <text:p text:style-name="P60">Maintenance adaptative</text:p>
            </text:list-item>
          </text:list>
        </text:list-item>
      </text:list>
      <text:p text:style-name="P56">Ajustements pour assurer la compatibilité avec les nouvelles versions des navigateurs, systèmes d'exploitation ou frameworks (React, Express, PostgreSQL, etc.).</text:p>
      <text:p text:style-name="P56"/>
      <text:p text:style-name="P56"/>
      <text:list xml:id="list155728829270555" text:continue-list="list155728980251239" text:style-name="WWNum3">
        <text:list-item>
          <text:list>
            <text:list-item>
              <text:p text:style-name="P30">Durée du contrat</text:p>
              <text:p text:style-name="P57"/>
            </text:list-item>
          </text:list>
        </text:list-item>
      </text:list>
      <text:list xml:id="list2953937544" text:style-name="L5">
        <text:list-item>
          <text:list>
            <text:list-item>
              <text:p text:style-name="P61">Durée initiale du contrat</text:p>
            </text:list-item>
          </text:list>
        </text:list-item>
      </text:list>
      <text:p text:style-name="P56">1 an renouvelable automatiquement.</text:p>
      <text:p text:style-name="P87"/>
      <text:p text:style-name="P87"><text:soft-page-break/></text:p>
      <text:list xml:id="list155727934829006" text:continue-list="list155728829270555" text:style-name="WWNum3">
        <text:list-item>
          <text:list>
            <text:list-item>
              <text:p text:style-name="P30">Prestations incluses</text:p>
              <text:p text:style-name="P57"/>
            </text:list-item>
          </text:list>
        </text:list-item>
      </text:list>
      <text:list xml:id="list961650896" text:style-name="L6">
        <text:list-item>
          <text:list>
            <text:list-item>
              <text:p text:style-name="P62">Surveillance et monitoring</text:p>
            </text:list-item>
          </text:list>
        </text:list-item>
      </text:list>
      <text:p text:style-name="P54">Vérification régulière de la base de données PostgreSQL (intégrité et performances).</text:p>
      <text:list xml:id="list155728447462426" text:continue-list="list155727934829006" text:style-name="WWNum3">
        <text:list-item>
          <text:list>
            <text:list-header>
              <text:p text:style-name="P57"/>
            </text:list-header>
          </text:list>
        </text:list-item>
      </text:list>
      <text:list xml:id="list1420434640" text:style-name="L7">
        <text:list-item>
          <text:list>
            <text:list-item>
              <text:p text:style-name="P63">Interventions correctives</text:p>
            </text:list-item>
          </text:list>
        </text:list-item>
      </text:list>
      <text:p text:style-name="P143"><text:span text:style-name="T17">Délai de réponse garanti </text:span><text:span text:style-name="T24">de </text:span><text:span text:style-name="T17">48h pour </text:span><text:span text:style-name="T24">d</text:span><text:span text:style-name="T17">es bugs critiques, </text:span><text:span text:style-name="T24">et</text:span><text:span text:style-name="T17"> 5 jours ouvrés pour </text:span><text:span text:style-name="T24">d</text:span><text:span text:style-name="T17">es bugs mineurs.</text:span></text:p>
      <text:p text:style-name="P64"/>
      <text:list xml:id="list2351726224" text:style-name="L8">
        <text:list-item>
          <text:list>
            <text:list-item>
              <text:p text:style-name="P65">Mises à jour techniques</text:p>
            </text:list-item>
          </text:list>
        </text:list-item>
      </text:list>
      <text:p text:style-name="P64">Mise à jour <text:span text:style-name="T120">mensuelle des versions mineures</text:span> des frameworks utilisés (React, Node.js, PostgreSQL, etc.).</text:p>
      <text:p text:style-name="P66">Mise à jour <text:span text:style-name="T120">bi-annuelle des versions majeures</text:span> des frameworks utilisés (React, Node.js, PostgreSQL, etc.).</text:p>
      <text:p text:style-name="P54">Mises à jour <text:span text:style-name="T122">immédiate</text:span> des dépendances critiques (Axios, react-pdf, etc.)<text:span text:style-name="T121">.</text:span></text:p>
      <text:p text:style-name="P54"/>
      <text:list xml:id="list2197634173" text:style-name="L9">
        <text:list-item>
          <text:list>
            <text:list-item>
              <text:p text:style-name="P67">Support client</text:p>
            </text:list-item>
          </text:list>
        </text:list-item>
      </text:list>
      <text:p text:style-name="P144"><text:span text:style-name="T17">Assistance </text:span><text:span text:style-name="T25">tous les jours ouvrés de 9h à 1</text:span><text:span text:style-name="T26">8</text:span><text:span text:style-name="T25">h</text:span><text:span text:style-name="T17"> via email ou téléphone pour résoudre les problèmes mineurs rencontrés par Qwenta ou ses utilisateurs finaux.</text:span></text:p>
      <text:p text:style-name="P88">Assistance critique en cas d’urgence.</text:p>
      <text:p text:style-name="P68"/>
      <text:p text:style-name="P68"/>
      <text:list xml:id="list155728317119295" text:continue-list="list155728447462426" text:style-name="WWNum3">
        <text:list-item>
          <text:list>
            <text:list-item>
              <text:p text:style-name="P30">Prestations hors périmètre</text:p>
              <text:p text:style-name="P57"/>
            </text:list-item>
          </text:list>
        </text:list-item>
      </text:list>
      <text:list xml:id="list316256951" text:style-name="L10">
        <text:list-item>
          <text:list>
            <text:list-item>
              <text:p text:style-name="P69">Développement de nouvelles fonctionnalités importantes</text:p>
            </text:list-item>
          </text:list>
        </text:list-item>
      </text:list>
      <text:p text:style-name="P145"><text:span text:style-name="T27">Les nouvelles fonctionnalités importantes seront définies</text:span><text:span text:style-name="T17"> comme prestations complémentaires avec devis séparé.</text:span></text:p>
      <text:p text:style-name="P70"/>
      <text:p text:style-name="P70"/>
      <text:list xml:id="list155728136144271" text:continue-list="list155728317119295" text:style-name="WWNum3">
        <text:list-item>
          <text:list>
            <text:list-item>
              <text:p text:style-name="P30">Obligations des parties</text:p>
              <text:p text:style-name="P30"/>
            </text:list-item>
          </text:list>
        </text:list-item>
      </text:list>
      <text:list xml:id="list4088874596" text:style-name="L11">
        <text:list-item>
          <text:list>
            <text:list-item>
              <text:p text:style-name="P146"><text:span text:style-name="T17">Obligations de </text:span><text:span text:style-name="T28">Webgencia</text:span><text:span text:style-name="T17"> :</text:span></text:p>
            </text:list-item>
          </text:list>
        </text:list-item>
      </text:list>
      <text:p text:style-name="P54">Fournir les services décrits dans les délais garantis.</text:p>
      <text:p text:style-name="P54">Informer Qwenta des mises à jour critiques ou des interventions importantes.</text:p>
      <text:p text:style-name="P54"/>
      <text:list xml:id="list2065317768" text:style-name="L12">
        <text:list-item>
          <text:list>
            <text:list-item>
              <text:p text:style-name="P71">Obligations de Qwenta :</text:p>
            </text:list-item>
          </text:list>
        </text:list-item>
      </text:list>
      <text:p text:style-name="P54">Mettre à disposition les informations nécessaires pour la maintenance.</text:p>
      <text:p text:style-name="P54">Payer les prestations dans les délais convenus.</text:p>
      <text:p text:style-name="P54"><text:soft-page-break/></text:p>
      <text:p text:style-name="P54"/>
      <text:list xml:id="list155727657556482" text:continue-list="list155728136144271" text:style-name="WWNum3">
        <text:list-item>
          <text:list>
            <text:list-item>
              <text:p text:style-name="P30">Responsabilités et limitations</text:p>
              <text:p text:style-name="P30"/>
            </text:list-item>
          </text:list>
        </text:list-item>
      </text:list>
      <text:list xml:id="list271720665" text:style-name="L13">
        <text:list-item>
          <text:list>
            <text:list-item>
              <text:p text:style-name="P72">Limitation des responsabilités en cas de force majeure</text:p>
            </text:list-item>
          </text:list>
        </text:list-item>
      </text:list>
      <text:p text:style-name="P147"><text:span text:style-name="T28">P</text:span><text:span text:style-name="T17">anne des serveurs d’hébergement, cyberattaque massive, etc.</text:span></text:p>
      <text:p text:style-name="P73"/>
      <text:list xml:id="list2311315124" text:style-name="L14">
        <text:list-item>
          <text:list>
            <text:list-item>
              <text:p text:style-name="P74">Clauses de non-responsabilité </text:p>
            </text:list-item>
          </text:list>
        </text:list-item>
      </text:list>
      <text:p text:style-name="P148"><text:span text:style-name="T29">P</text:span><text:span text:style-name="T17">our des problèmes causés par l’hébergeur ou des modifications non autorisées du code.</text:span></text:p>
      <text:p text:style-name="P75"/>
      <text:p text:style-name="P75"/>
      <text:list xml:id="list155728267394866" text:continue-list="list155727657556482" text:style-name="WWNum3">
        <text:list-item>
          <text:list>
            <text:list-item>
              <text:p text:style-name="P30">Réversibilité</text:p>
              <text:p text:style-name="P30"/>
            </text:list-item>
          </text:list>
        </text:list-item>
      </text:list>
      <text:list xml:id="list2139553803" text:style-name="L15">
        <text:list-item>
          <text:list>
            <text:list-item>
              <text:p text:style-name="P76">En cas de fin du contrat</text:p>
            </text:list-item>
          </text:list>
        </text:list-item>
      </text:list>
      <text:p text:style-name="P148"><text:span text:style-name="T29">Webgencia s’engage</text:span><text:span text:style-name="T17"> à fournir tous les fichiers sources, bases de données, et configurations nécessaires pour que Qwenta puisse transférer la gestion à un tiers.</text:span></text:p>
      <text:p text:style-name="P75"/>
      <text:p text:style-name="P75"/>
      <text:list xml:id="list155729058339991" text:continue-list="list155728267394866" text:style-name="WWNum3">
        <text:list-item>
          <text:list>
            <text:list-item>
              <text:p text:style-name="P30">Confidentialité</text:p>
              <text:p text:style-name="P30"/>
            </text:list-item>
          </text:list>
        </text:list-item>
      </text:list>
      <text:list xml:id="list3943457712" text:style-name="L16">
        <text:list-item>
          <text:list>
            <text:list-item>
              <text:p text:style-name="P77">Engagement </text:p>
            </text:list-item>
          </text:list>
        </text:list-item>
      </text:list>
      <text:p text:style-name="P148"><text:span text:style-name="T29">L</text:span><text:span text:style-name="T17">es deux parties </text:span><text:span text:style-name="T29">s’engagent</text:span><text:span text:style-name="T17"> à ne pas divulguer les données ou informations sensibles relatives à MenuMaker.</text:span></text:p>
      <text:p text:style-name="P54"/>
      <text:p text:style-name="P54"/>
      <text:p text:style-name="P54">Ce contrat vise à garantir la qualité et la continuité des services tout en couvrant les besoins techniques et fonctionnels spécifiques de Menu Mak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Montserra" svg:font-family="Montserra"/>
    <style:font-face style:name="Montserrat" svg:font-family="Montserrat" style:font-family-generic="roman" style:font-pitch="variable"/>
    <style:font-face style:name="Montserrat1" svg:font-family="Montserrat"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9.4965in" style:type="right" style:leader-style="dotted" style:leader-text="."/>
        </style:tab-stops>
      </style:paragraph-properties>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14"><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1-02T15:56:21.953608227</dc:date>
    <meta:editing-duration>PT23H20M17S</meta:editing-duration>
    <meta:editing-cycles>184</meta:editing-cycles>
    <meta:document-statistic meta:table-count="2" meta:image-count="1" meta:object-count="0" meta:page-count="15" meta:paragraph-count="239" meta:word-count="2813" meta:character-count="18460" meta:non-whitespace-character-count="15951"/>
  </office:meta>
</office:document-meta>
</file>